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ny" style:master-page-name="MP0" style:family="paragraph">
      <style:paragraph-properties fo:break-before="page" fo:margin-bottom="0in" fo:line-height="100%"/>
    </style:style>
    <style:style style:name="T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5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7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8" style:parent-style-name="Normálny" style:family="paragraph">
      <style:paragraph-properties fo:margin-bottom="0.0833in" fo:line-height="100%"/>
    </style:style>
    <style:style style:name="T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0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11" style:parent-style-name="Normálny" style:family="paragraph">
      <style:paragraph-properties fo:margin-bottom="0in" fo:line-height="100%"/>
    </style:style>
    <style:style style:name="T1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5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9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1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22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3" style:parent-style-name="Normálny" style:family="paragraph">
      <style:paragraph-properties fo:margin-bottom="0in" fo:line-height="100%"/>
    </style:style>
    <style:style style:name="T24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2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6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27" style:parent-style-name="Normálny" style:family="paragraph">
      <style:paragraph-properties fo:margin-bottom="0in" fo:line-height="100%"/>
    </style:style>
    <style:style style:name="T2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9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3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1" style:parent-style-name="Normálny" style:family="paragraph">
      <style:paragraph-properties fo:margin-bottom="0in" fo:line-height="100%"/>
    </style:style>
    <style:style style:name="T32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3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3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4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0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5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5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P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7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4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8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8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9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6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9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0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0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0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0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111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12" style:parent-style-name="Normálny" style:family="paragraph">
      <style:paragraph-properties fo:margin-bottom="0in" fo:line-height="100%"/>
    </style:style>
    <style:style style:name="T113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1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2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2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2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2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2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2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5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6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15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5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6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1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P17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8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4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8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8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9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9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0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20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8" style:parent-style-name="Normálny" style:family="paragraph">
      <style:paragraph-properties fo:margin-bottom="0.0833in" fo:line-height="100%"/>
    </style:style>
    <style:style style:name="T20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10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211" style:parent-style-name="Normálny" style:family="paragraph">
      <style:paragraph-properties fo:margin-bottom="0in" fo:line-height="100%"/>
    </style:style>
    <style:style style:name="T21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1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444746" style:letter-kerning="false" fo:font-size="10pt" style:font-size-asian="10pt" style:font-size-complex="10pt" style:language-asian="sk" style:country-asian="SK"/>
    </style:style>
    <style:style style:name="T21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15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216" style:parent-style-name="Normálny" style:family="paragraph">
      <style:paragraph-properties fo:margin-bottom="0in" fo:line-height="100%"/>
    </style:style>
    <style:style style:name="T217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21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2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221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222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23" style:parent-style-name="Normálny" style:family="paragraph">
      <style:paragraph-properties fo:margin-bottom="0in" fo:line-height="100%"/>
    </style:style>
    <style:style style:name="T224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22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26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2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28" style:parent-style-name="Normálny" style:family="paragraph">
      <style:paragraph-properties fo:margin-bottom="0in" fo:line-height="100%"/>
    </style:style>
    <style:style style:name="T229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23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3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3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3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3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3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37" style:parent-style-name="Normálny" style:family="paragraph">
      <style:paragraph-properties fo:margin-bottom="0in" fo:line-height="100%"/>
    </style:style>
    <style:style style:name="T238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239" style:parent-style-name="Normálny" style:family="paragraph">
      <style:paragraph-properties fo:margin-bottom="0in" fo:line-height="100%"/>
    </style:style>
    <style:style style:name="T240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24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4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4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4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4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5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5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56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25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5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5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6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6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6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6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2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6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7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P27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7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74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7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7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78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7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8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82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8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8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8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87" style:parent-style-name="Normálny" style:family="paragraph">
      <style:paragraph-properties fo:margin-bottom="0in" fo:line-height="100%"/>
    </style:style>
    <style:style style:name="T28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89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9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91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92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93" style:parent-style-name="Normálny" style:family="paragraph">
      <style:paragraph-properties fo:margin-bottom="0in" fo:line-height="100%"/>
    </style:style>
    <style:style style:name="T29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95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29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97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98" style:parent-style-name="Normálny" style:family="paragraph">
      <style:paragraph-properties fo:margin-bottom="0.0833in" fo:line-height="100%"/>
    </style:style>
    <style:style style:name="T29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00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301" style:parent-style-name="Normálny" style:family="paragraph">
      <style:paragraph-properties fo:margin-bottom="0in" fo:line-height="100%"/>
    </style:style>
    <style:style style:name="T30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303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30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05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306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07" style:parent-style-name="Normálny" style:family="paragraph">
      <style:paragraph-properties fo:margin-bottom="0in" fo:line-height="100%"/>
    </style:style>
    <style:style style:name="T308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30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31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1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1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1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1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1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1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1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1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32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2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32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2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2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327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328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29" style:parent-style-name="Normálny" style:family="paragraph">
      <style:paragraph-properties fo:margin-bottom="0in" fo:line-height="100%"/>
    </style:style>
    <style:style style:name="T330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33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3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3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3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3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3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4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4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3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4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3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4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349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350" style:parent-style-name="Normálny" style:family="paragraph">
      <style:paragraph-properties fo:margin-bottom="0in" fo:line-height="100%"/>
    </style:style>
    <style:style style:name="T35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352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353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354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35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56" style:parent-style-name="Normálny" style:family="paragraph">
      <style:paragraph-properties fo:margin-bottom="0in" fo:line-height="100%"/>
    </style:style>
    <style:style style:name="T357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35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36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6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6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6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6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6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36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6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6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37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37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73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37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7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37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378" style:parent-style-name="Normálny" style:family="paragraph">
      <style:paragraph-properties fo:margin-bottom="0.0833in" fo:line-height="100%"/>
    </style:style>
    <style:style style:name="T37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80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381" style:parent-style-name="Normálny" style:family="paragraph">
      <style:paragraph-properties fo:margin-bottom="0in" fo:line-height="100%"/>
    </style:style>
    <style:style style:name="T38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383" style:parent-style-name="Predvolenépísmoodseku" style:family="text">
      <style:text-properties style:font-name="Arial" style:font-name-asian="Times New Roman" style:font-name-complex="Arial" fo:font-style="italic" style:font-style-asian="italic" style:font-style-complex="italic" fo:color="#1B1C1D" style:letter-kerning="false" fo:font-size="12pt" style:font-size-asian="12pt" style:font-size-complex="12pt" style:language-asian="sk" style:country-asian="SK"/>
    </style:style>
    <style:style style:name="T38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85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386" style:parent-style-name="Normálny" style:family="paragraph">
      <style:paragraph-properties fo:margin-bottom="0.0833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87" style:parent-style-name="Normálny" style:list-style-name="LFO1" style:family="paragraph">
      <style:paragraph-properties fo:margin-bottom="0in" fo:line-height="100%"/>
    </style:style>
    <style:style style:name="T388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38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390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39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392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393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394" style:parent-style-name="Normálny" style:family="paragraph">
      <style:paragraph-properties fo:margin-bottom="0in" fo:line-height="100%" fo:margin-left="0.5in">
        <style:tab-stops/>
      </style:paragraph-properties>
    </style:style>
    <style:style style:name="T395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396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9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3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39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40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0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4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0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40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05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06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0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0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09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10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1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1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1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14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41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1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1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1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4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20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2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23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4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2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2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29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3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432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3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3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3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3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4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4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42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4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4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4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48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4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50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5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52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53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54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5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5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457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5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5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6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61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46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63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6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6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46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67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68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7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47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7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7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7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75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4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77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47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7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4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81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48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83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8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8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8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4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8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4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9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49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9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495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9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4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49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50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0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0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0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0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0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07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0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0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1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1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51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13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1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1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51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1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1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1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2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2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2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25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5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2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29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3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3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3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3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3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3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3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3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39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4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4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4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4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4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4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4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49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5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5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5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5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5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5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5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5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5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6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6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6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63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64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6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6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5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6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5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70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7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72" style:parent-style-name="Normálny" style:list-style-name="LFO1" style:family="paragraph">
      <style:paragraph-properties fo:margin-bottom="0in" fo:line-height="100%"/>
    </style:style>
    <style:style style:name="T57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574" style:parent-style-name="Normálny" style:family="paragraph">
      <style:paragraph-properties fo:margin-bottom="0in" fo:line-height="100%" fo:margin-left="0.5in">
        <style:tab-stops/>
      </style:paragraph-properties>
    </style:style>
    <style:style style:name="T575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576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7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578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7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58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58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58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583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84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8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8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58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8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58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9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59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592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9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9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595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9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5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59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60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0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6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03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0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0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0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0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60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09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61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11" style:parent-style-name="Normálny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12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613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614" style:parent-style-name="Normálny" style:family="paragraph">
      <style:paragraph-properties fo:margin-bottom="0in" fo:line-height="100%"/>
    </style:style>
    <style:style style:name="T615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61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1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1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2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2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2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2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2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2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2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3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3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3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3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3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3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3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3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4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4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44" style:parent-style-name="Predvolenépísmoodseku" style:family="text">
      <style:text-properties style:font-name="Arial" style:font-name-asian="Times New Roman" style:font-name-complex="Arial" fo:color="#1967D2" style:letter-kerning="false" fo:font-size="10.5pt" style:font-size-asian="10.5pt" style:font-size-complex="10.5pt" style:language-asian="sk" style:country-asian="SK"/>
    </style:style>
    <style:style style:name="T6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4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4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4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6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5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6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5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6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5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5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5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5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P6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62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66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6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6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66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6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7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7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7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7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7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7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7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8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8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8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8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68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9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9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93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6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695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6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9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69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0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70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0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0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70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0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07" style:parent-style-name="Normálny" style:family="paragraph">
      <style:paragraph-properties fo:margin-bottom="0.0694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708" style:parent-style-name="Normálny" style:family="paragraph">
      <style:paragraph-properties fo:margin-bottom="0.0694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709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710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711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712" style:parent-style-name="Normálny" style:family="paragraph">
      <style:paragraph-properties fo:margin-bottom="0in" fo:line-height="100%"/>
    </style:style>
    <style:style style:name="T713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714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71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716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71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718" style:parent-style-name="Normálny" style:family="paragraph">
      <style:paragraph-properties fo:margin-bottom="0in" fo:line-height="100%"/>
    </style:style>
    <style:style style:name="T71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720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72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722" style:parent-style-name="Normálny" style:family="paragraph">
      <style:paragraph-properties fo:margin-bottom="0in" fo:line-height="100%"/>
    </style:style>
    <style:style style:name="T723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72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2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2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3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3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3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3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3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4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4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4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4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4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4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5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5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5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5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5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5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5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6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6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6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63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6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6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6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76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6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7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7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7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7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77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7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77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7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8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78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8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78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8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78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8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78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9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79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9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7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9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79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79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7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0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80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0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0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80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06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80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0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1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81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1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1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1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15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816" style:parent-style-name="Normálny" style:family="paragraph">
      <style:paragraph-properties fo:margin-bottom="0in" fo:line-height="100%"/>
    </style:style>
    <style:style style:name="T81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818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444746" style:letter-kerning="false" fo:font-size="10pt" style:font-size-asian="10pt" style:font-size-complex="10pt" style:language-asian="sk" style:country-asian="SK"/>
    </style:style>
    <style:style style:name="T81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820" style:parent-style-name="Normálny" style:family="paragraph">
      <style:paragraph-properties fo:margin-bottom="0in" fo:line-height="100%"/>
    </style:style>
    <style:style style:name="T821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822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444746" style:letter-kerning="false" fo:font-size="10pt" style:font-size-asian="10pt" style:font-size-complex="10pt" style:language-asian="sk" style:country-asian="SK"/>
    </style:style>
    <style:style style:name="T82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824" style:parent-style-name="Normálny" style:family="paragraph">
      <style:paragraph-properties fo:margin-bottom="0in" fo:line-height="100%"/>
    </style:style>
    <style:style style:name="T825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82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8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2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3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3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3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3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83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3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3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3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4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4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4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4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4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4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84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8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5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5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5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5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5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5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5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86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63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86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8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6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8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7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87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72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87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7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7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87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7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8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8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88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8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88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88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8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8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888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889" style:parent-style-name="Normálny" style:family="paragraph">
      <style:paragraph-properties fo:margin-bottom="0in" fo:line-height="100%"/>
    </style:style>
    <style:style style:name="T89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891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89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893" style:parent-style-name="Normálny" style:list-style-name="LFO2" style:family="paragraph">
      <style:paragraph-properties fo:margin-bottom="0in" fo:line-height="100%"/>
    </style:style>
    <style:style style:name="T89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895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89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89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89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899" style:parent-style-name="Normálny" style:list-style-name="LFO2" style:family="paragraph">
      <style:paragraph-properties fo:margin-bottom="0in" fo:line-height="100%"/>
    </style:style>
    <style:style style:name="T90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01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0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03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0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05" style:parent-style-name="Normálny" style:list-style-name="LFO2" style:family="paragraph">
      <style:paragraph-properties fo:margin-bottom="0in" fo:line-height="100%"/>
    </style:style>
    <style:style style:name="T90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0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0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09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1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11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12" style:parent-style-name="Normálny" style:family="paragraph">
      <style:paragraph-properties fo:margin-bottom="0in" fo:line-height="100%"/>
    </style:style>
    <style:style style:name="T913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91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16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91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18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9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2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92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22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92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24" style:parent-style-name="Normálny" style:family="paragraph">
      <style:paragraph-properties fo:margin-bottom="0in" fo:line-height="100%"/>
    </style:style>
    <style:style style:name="T92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26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2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28" style:parent-style-name="Normálny" style:family="paragraph">
      <style:paragraph-properties fo:margin-bottom="0.0833in" fo:line-height="100%"/>
    </style:style>
    <style:style style:name="T92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30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931" style:parent-style-name="Normálny" style:family="paragraph">
      <style:paragraph-properties fo:margin-bottom="0in" fo:line-height="100%"/>
    </style:style>
    <style:style style:name="T93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33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3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35" style:parent-style-name="Normálny" style:family="paragraph">
      <style:paragraph-properties fo:margin-bottom="0in" fo:line-height="100%"/>
    </style:style>
    <style:style style:name="T936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93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9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4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4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4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4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4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94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9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5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95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5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5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95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959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60" style:parent-style-name="Normálny" style:family="paragraph">
      <style:paragraph-properties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61" style:parent-style-name="Normálny" style:family="paragraph">
      <style:paragraph-properties fo:margin-bottom="0in" fo:line-height="100%"/>
    </style:style>
    <style:style style:name="T96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6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96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65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66" style:parent-style-name="Normálny" style:family="paragraph">
      <style:paragraph-properties fo:margin-bottom="0in" fo:line-height="100%"/>
    </style:style>
    <style:style style:name="T96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68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6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70" style:parent-style-name="Normálny" style:family="paragraph">
      <style:paragraph-properties fo:margin-bottom="0.0833in" fo:line-height="100%"/>
    </style:style>
    <style:style style:name="T97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72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973" style:parent-style-name="Normálny" style:family="paragraph">
      <style:paragraph-properties fo:margin-bottom="0in" fo:line-height="100%"/>
    </style:style>
    <style:style style:name="T97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75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7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97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97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979" style:parent-style-name="Normálny" style:family="paragraph">
      <style:paragraph-properties fo:margin-bottom="0in" fo:line-height="100%"/>
    </style:style>
    <style:style style:name="T980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98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98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84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8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8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8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8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8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9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9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99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3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9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9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9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9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99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0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0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0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0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0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0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0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0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1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1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1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1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1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1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1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1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2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2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2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2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102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2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2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2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3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3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3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103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3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03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3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4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4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0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4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45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0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4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0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5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0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5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05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5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05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6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06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6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6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6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06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7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07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73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1074" style:parent-style-name="Normálny" style:family="paragraph">
      <style:paragraph-properties fo:margin-bottom="0in" fo:line-height="100%"/>
    </style:style>
    <style:style style:name="T107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076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444746" style:letter-kerning="false" fo:font-size="10pt" style:font-size-asian="10pt" style:font-size-complex="10pt" style:language-asian="sk" style:country-asian="SK"/>
    </style:style>
    <style:style style:name="T107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078" style:parent-style-name="Normálny" style:family="paragraph">
      <style:paragraph-properties fo:margin-bottom="0in" fo:line-height="100%"/>
    </style:style>
    <style:style style:name="T1079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080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444746" style:letter-kerning="false" fo:font-size="10pt" style:font-size-asian="10pt" style:font-size-complex="10pt" style:language-asian="sk" style:country-asian="SK"/>
    </style:style>
    <style:style style:name="T1081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1082" style:parent-style-name="Normálny" style:family="paragraph">
      <style:paragraph-properties fo:margin-bottom="0in" fo:line-height="100%"/>
    </style:style>
    <style:style style:name="T1083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08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8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8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9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09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3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0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9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9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0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09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0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0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0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0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05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10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0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0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1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1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1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1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1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1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1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1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1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2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2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2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112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2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2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2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2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2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3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13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3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3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1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3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13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4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14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4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14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4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4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4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4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1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5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15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54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1155" style:parent-style-name="Normálny" style:family="paragraph">
      <style:paragraph-properties fo:margin-bottom="0in" fo:line-height="100%"/>
    </style:style>
    <style:style style:name="T115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15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15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159" style:parent-style-name="Normálny" style:list-style-name="LFO3" style:family="paragraph">
      <style:paragraph-properties fo:margin-bottom="0in" fo:line-height="100%"/>
    </style:style>
    <style:style style:name="T116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161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16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163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16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165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16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167" style:parent-style-name="Normálny" style:list-style-name="LFO3" style:family="paragraph">
      <style:paragraph-properties fo:margin-bottom="0.0833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168" style:parent-style-name="Normálny" style:family="paragraph">
      <style:paragraph-properties fo:margin-bottom="0in" fo:line-height="100%"/>
    </style:style>
    <style:style style:name="T116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170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17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172" style:parent-style-name="Normálny" style:family="paragraph">
      <style:paragraph-properties fo:margin-bottom="0.0833in" fo:line-height="100%"/>
    </style:style>
    <style:style style:name="T1173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174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1175" style:parent-style-name="Normálny" style:family="paragraph">
      <style:paragraph-properties fo:margin-bottom="0in" fo:line-height="100%"/>
    </style:style>
    <style:style style:name="T117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17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17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179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18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181" style:parent-style-name="Normálny" style:family="paragraph">
      <style:paragraph-properties fo:margin-bottom="0in" fo:line-height="100%"/>
    </style:style>
    <style:style style:name="T1182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18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8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86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8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8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8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9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19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9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19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9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19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9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19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19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1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00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T1201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20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20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204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444746" style:letter-kerning="false" fo:font-size="10pt" style:font-size-asian="10pt" style:font-size-complex="10pt" style:language-asian="sk" style:country-asian="SK"/>
    </style:style>
    <style:style style:name="T1205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20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20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20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09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10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11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12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13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14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15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16" style:parent-style-name="Normálny" style:family="paragraph">
      <style:paragraph-properties fo:margin-bottom="0in" fo:line-height="100%"/>
    </style:style>
    <style:style style:name="T121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218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21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20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21" style:parent-style-name="Normálny" style:family="paragraph">
      <style:paragraph-properties fo:margin-bottom="0in" fo:line-height="100%"/>
    </style:style>
    <style:style style:name="T1222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T122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T1224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T1225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1226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27" style:parent-style-name="Normálny" style:family="paragraph">
      <style:paragraph-properties fo:margin-bottom="0in" fo:line-height="100%"/>
    </style:style>
    <style:style style:name="T1228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T1229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T1230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1231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32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1233" style:parent-style-name="Normálny" style:family="paragraph">
      <style:paragraph-properties fo:margin-bottom="0in" fo:line-height="100%"/>
    </style:style>
    <style:style style:name="T1234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2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36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1237" style:parent-style-name="Normálny" style:family="paragraph">
      <style:paragraph-properties fo:margin-bottom="0in" fo:line-height="100%"/>
    </style:style>
    <style:style style:name="T123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239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24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241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24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243" style:parent-style-name="Normálny" style:family="paragraph">
      <style:paragraph-properties fo:margin-bottom="0in" fo:line-height="100%"/>
    </style:style>
    <style:style style:name="T1244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24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4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4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4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6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7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8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29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0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1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1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1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13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1314" style:parent-style-name="Normálny" style:family="paragraph">
      <style:paragraph-properties fo:margin-bottom="0in" fo:line-height="100%"/>
    </style:style>
    <style:style style:name="T131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316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31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318" style:parent-style-name="Normálny" style:family="paragraph">
      <style:paragraph-properties fo:margin-bottom="0in" fo:line-height="100%"/>
    </style:style>
    <style:style style:name="T1319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32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2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3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2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25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2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2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33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3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3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3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3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3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33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4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4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4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4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4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4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4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34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5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3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5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5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5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5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6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6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6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6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6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6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6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6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6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7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7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7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7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7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7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7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7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7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8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8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8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8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8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8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8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9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9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9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3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9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3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39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39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40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0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4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0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0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40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0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40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0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41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1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1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1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1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1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1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42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2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4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2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4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2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2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2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2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2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3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43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3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43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3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3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3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3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40" style:parent-style-name="Normálny" style:family="paragraph">
      <style:paragraph-properties fo:margin-bottom="0.0833in" fo:line-height="100%"/>
    </style:style>
    <style:style style:name="T144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442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1443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444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1445" style:parent-style-name="Normálny" style:family="paragraph">
      <style:paragraph-properties fo:margin-bottom="0in" fo:line-height="100%"/>
    </style:style>
    <style:style style:name="T1446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44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48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P1449" style:parent-style-name="Normálny" style:family="paragraph">
      <style:paragraph-properties fo:margin-bottom="0in" fo:line-height="100%"/>
    </style:style>
    <style:style style:name="T145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451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45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45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45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455" style:parent-style-name="Normálny" style:family="paragraph">
      <style:paragraph-properties fo:margin-bottom="0in" fo:line-height="100%"/>
    </style:style>
    <style:style style:name="T1456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45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58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6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6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6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6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6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6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7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7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7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7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7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7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79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8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8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8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8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48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8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8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9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49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93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4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49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4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9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49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0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0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0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0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0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50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0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0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0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1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1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1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51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1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1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1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1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2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2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2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2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2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2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2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2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2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3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53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3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34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53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3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3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4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4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4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4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4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4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4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5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55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5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5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5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62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6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6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6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6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6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7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71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57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7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57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7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5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77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57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7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5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81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58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83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58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85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5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87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5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89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5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9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59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9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9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59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9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5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59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160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160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160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3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04" style:parent-style-name="Predvolenépísmoodseku" style:family="text">
      <style:text-properties style:font-name="Arial" style:font-name-asian="Times New Roman" style:font-name-complex="Arial" fo:color="#1B1C1D" style:letter-kerning="false" fo:font-size="10.5pt" style:font-size-asian="10.5pt" style:font-size-complex="10.5pt" style:language-asian="sk" style:country-asian="SK"/>
    </style:style>
    <style:style style:name="T160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06" style:parent-style-name="Predvolenépísmoodseku" style:family="text">
      <style:text-properties style:font-name="Arial" style:font-name-asian="Times New Roman" style:font-name-complex="Arial" fo:color="#1B1C1D" style:letter-kerning="false" fo:font-size="10.5pt" style:font-size-asian="10.5pt" style:font-size-complex="10.5pt" style:language-asian="sk" style:country-asian="SK"/>
    </style:style>
    <style:style style:name="T160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160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10" style:parent-style-name="Predvolenépísmoodseku" style:family="text">
      <style:text-properties style:font-name="Arial" style:font-name-asian="Times New Roman" style:font-name-complex="Arial" fo:color="#1B1C1D" style:letter-kerning="false" fo:font-size="10.5pt" style:font-size-asian="10.5pt" style:font-size-complex="10.5pt" style:language-asian="sk" style:country-asian="SK"/>
    </style:style>
    <style:style style:name="T161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161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161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P161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1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1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1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2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62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22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62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24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62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26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62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28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62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3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63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3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3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3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35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63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3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6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4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64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42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44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4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4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48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65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6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54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T1655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65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5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5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59" style:parent-style-name="Normálny" style:family="paragraph">
      <style:paragraph-properties fo:margin-bottom="0.0833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60" style:parent-style-name="Normálny" style:list-style-name="LFO6" style:family="paragraph">
      <style:paragraph-properties fo:margin-bottom="0in" fo:line-height="100%"/>
    </style:style>
    <style:style style:name="T1661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66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63" style:parent-style-name="Normálny" style:list-style-name="LFO6" style:family="paragraph">
      <style:paragraph-properties fo:margin-bottom="0in" fo:line-height="100%"/>
    </style:style>
    <style:style style:name="T1664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66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66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6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68" style:parent-style-name="Normálny" style:list-style-name="LFO6" style:family="paragraph">
      <style:paragraph-properties fo:margin-bottom="0in" fo:line-height="100%"/>
    </style:style>
    <style:style style:name="T1669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67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71" style:parent-style-name="Normálny" style:family="paragraph">
      <style:paragraph-properties fo:margin-bottom="0in" fo:line-height="100%"/>
    </style:style>
    <style:style style:name="T167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73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167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75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1676" style:parent-style-name="Normálny" style:family="paragraph">
      <style:paragraph-properties fo:margin-bottom="0in" fo:line-height="100%"/>
    </style:style>
    <style:style style:name="T167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78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7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80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1681" style:parent-style-name="Normálny" style:family="paragraph">
      <style:paragraph-properties fo:margin-bottom="0in" fo:line-height="100%"/>
    </style:style>
    <style:style style:name="T1682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83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84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85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86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87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88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1689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1690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691" style:parent-style-name="Normálny" style:family="paragraph">
      <style:paragraph-properties fo:margin-bottom="0in" fo:line-height="100%"/>
    </style:style>
    <style:style style:name="T1692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69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9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69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69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9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69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69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0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170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0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0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0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0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0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0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1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11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1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1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1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1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1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1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1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7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2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2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2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2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2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2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2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2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3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73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32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7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3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3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3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38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3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4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4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4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74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4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4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4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4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4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5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5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5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5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54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75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56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75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5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62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6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6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6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6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7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7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7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73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77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7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7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77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79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7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81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P17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8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8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8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7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8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8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79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9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79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9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79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796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79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79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0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0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02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80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0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0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06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80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0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0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1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1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81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1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1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15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81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1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1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1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2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2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2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2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2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2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3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3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3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8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3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37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83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3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4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41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8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4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4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4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4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4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49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8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5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5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55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85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5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5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5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6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6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6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6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6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6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6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7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87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7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7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7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7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7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7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7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80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88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8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8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85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8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8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8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8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9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9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89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9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9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9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9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9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89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8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0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90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0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0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0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0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0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0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0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0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10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91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12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91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1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1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1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91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1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20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192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2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23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2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2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9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2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2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2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3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31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193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3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3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3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3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37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93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3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4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41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94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4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4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4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47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94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4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51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95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53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195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5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5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5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5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5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6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96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62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96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6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6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6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7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7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7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7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7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7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7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7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79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8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8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8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8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8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9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8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19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8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9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1991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1992" style:parent-style-name="Normálny" style:family="paragraph">
      <style:paragraph-properties fo:margin-bottom="0.1666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1993" style:parent-style-name="Normálny" style:family="paragraph">
      <style:paragraph-properties fo:margin-bottom="0in" fo:line-height="100%"/>
    </style:style>
    <style:style style:name="T1994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199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9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199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199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199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00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00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02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00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0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05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00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07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00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0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1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1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12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1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14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01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1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01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18" style:parent-style-name="Predvolenépísmoodseku" style:family="text">
      <style:text-properties style:font-name="Arial" style:font-name-asian="Times New Roman" style:font-name-complex="Arial" fo:color="#996900" style:letter-kerning="false" fo:font-size="10.5pt" style:font-size-asian="10.5pt" style:font-size-complex="10.5pt" style:language-asian="sk" style:country-asian="SK"/>
    </style:style>
    <style:style style:name="T201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20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02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2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2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2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2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2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27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2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2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30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3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32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03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34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3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3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3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3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3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4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4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42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4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4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45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4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4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4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49" style:parent-style-name="Predvolenépísmoodseku" style:family="text">
      <style:text-properties style:font-name="Arial" style:font-name-asian="Times New Roman" style:font-name-complex="Arial" fo:color="#B55908" style:letter-kerning="false" fo:font-size="10.5pt" style:font-size-asian="10.5pt" style:font-size-complex="10.5pt" style:language-asian="sk" style:country-asian="SK"/>
    </style:style>
    <style:style style:name="T205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5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5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5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5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5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56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5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5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5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6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6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6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6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6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66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6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6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6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7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07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7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7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7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7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76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07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7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7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8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8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8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84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08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8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87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8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89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090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91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09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09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94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95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096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97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098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099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10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0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02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103" style:parent-style-name="Predvolenépísmoodseku" style:family="text">
      <style:text-properties style:font-name="Arial" style:font-name-asian="Times New Roman" style:font-name-complex="Arial" fo:color="#5F6368" style:letter-kerning="false" fo:font-size="10.5pt" style:font-size-asian="10.5pt" style:font-size-complex="10.5pt" style:language-asian="sk" style:country-asian="SK"/>
    </style:style>
    <style:style style:name="P210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0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106" style:parent-style-name="Predvolenépísmoodseku" style:family="text">
      <style:text-properties style:font-name="Arial" style:font-name-asian="Times New Roman" style:font-name-complex="Arial" fo:color="#8430CE" style:letter-kerning="false" fo:font-size="10.5pt" style:font-size-asian="10.5pt" style:font-size-complex="10.5pt" style:language-asian="sk" style:country-asian="SK"/>
    </style:style>
    <style:style style:name="T2107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108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109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110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111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112" style:parent-style-name="Predvolenépísmoodseku" style:family="text">
      <style:text-properties style:font-name="Arial" style:font-name-asian="Times New Roman" style:font-name-complex="Arial" fo:color="#D93025" style:letter-kerning="false" fo:font-size="10.5pt" style:font-size-asian="10.5pt" style:font-size-complex="10.5pt" style:language-asian="sk" style:country-asian="SK"/>
    </style:style>
    <style:style style:name="T2113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T2114" style:parent-style-name="Predvolenépísmoodseku" style:family="text">
      <style:text-properties style:font-name="Arial" style:font-name-asian="Times New Roman" style:font-name-complex="Arial" fo:color="#188038" style:letter-kerning="false" fo:font-size="10.5pt" style:font-size-asian="10.5pt" style:font-size-complex="10.5pt" style:language-asian="sk" style:country-asian="SK"/>
    </style:style>
    <style:style style:name="T2115" style:parent-style-name="Predvolenépísmoodseku" style:family="text"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1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17" style:parent-style-name="Normálny" style:family="paragraph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color="#1B1C1D" style:letter-kerning="false" fo:font-size="18pt" style:font-size-asian="18pt" style:font-size-complex="18pt" style:language-asian="sk" style:country-asian="SK"/>
    </style:style>
    <style:style style:name="P2118" style:parent-style-name="Normálny" style:family="paragraph">
      <style:paragraph-properties fo:margin-bottom="0in" fo:line-height="100%"/>
    </style:style>
    <style:style style:name="T211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120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12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122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123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124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125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126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12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128" style:parent-style-name="Normálny" style:family="paragraph">
      <style:paragraph-properties fo:margin-bottom="0in" fo:line-height="100%"/>
    </style:style>
    <style:style style:name="T2129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T2130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444746" style:letter-kerning="false" fo:font-size="10pt" style:font-size-asian="10pt" style:font-size-complex="10pt" style:language-asian="sk" style:country-asian="SK"/>
    </style:style>
    <style:style style:name="T2131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3.5pt" style:font-size-asian="13.5pt" style:font-size-complex="13.5pt" style:language-asian="sk" style:country-asian="SK"/>
    </style:style>
    <style:style style:name="P2132" style:parent-style-name="Normálny" style:family="paragraph">
      <style:paragraph-properties fo:margin-bottom="0in" fo:line-height="100%"/>
    </style:style>
    <style:style style:name="T2133" style:parent-style-name="Predvolenépísmoodseku" style:family="text">
      <style:text-properties style:font-name="Arial" style:font-name-asian="Times New Roman" style:font-name-complex="Arial" fo:color="#444746" style:letter-kerning="false" fo:font-size="12pt" style:font-size-asian="12pt" style:font-size-complex="12pt" style:language-asian="sk" style:country-asian="SK"/>
    </style:style>
    <style:style style:name="P213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3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3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3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3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3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4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5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6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7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6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7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8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89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90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91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92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93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94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95" style:parent-style-name="Normá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444746" style:letter-kerning="false" fo:font-size="10.5pt" style:font-size-asian="10.5pt" style:font-size-complex="10.5pt" style:language-asian="sk" style:country-asian="SK"/>
    </style:style>
    <style:style style:name="P2196" style:parent-style-name="Normálny" style:family="paragraph">
      <style:paragraph-properties fo:margin-bottom="0in" fo:line-height="100%"/>
    </style:style>
    <style:style style:name="T2197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198" style:parent-style-name="Predvolenépísmoodseku" style:family="text">
      <style:text-properties style:font-name="Arial" style:font-name-asian="Times New Roman" style:font-name-complex="Arial" fo:font-weight="bold" style:font-weight-asian="bold" style:font-weight-complex="bold" fo:color="#1B1C1D" style:letter-kerning="false" fo:font-size="12pt" style:font-size-asian="12pt" style:font-size-complex="12pt" style:language-asian="sk" style:country-asian="SK"/>
    </style:style>
    <style:style style:name="T2199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T2200" style:parent-style-name="Predvolenépísmoodseku" style:family="text">
      <style:text-properties style:font-name="Arial" style:font-name-asian="Times New Roman" style:font-name-complex="Arial" fo:color="#444746" style:letter-kerning="false" fo:font-size="10pt" style:font-size-asian="10pt" style:font-size-complex="10pt" style:language-asian="sk" style:country-asian="SK"/>
    </style:style>
    <style:style style:name="T2201" style:parent-style-name="Predvolenépísmoodseku" style:family="text"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202" style:parent-style-name="Normálny" style:family="paragraph">
      <style:paragraph-properties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name="P2203" style:parent-style-name="Normálny" style:family="paragraph">
      <style:paragraph-properties fo:margin-bottom="0in" fo:line-height="100%"/>
      <style:text-properties style:font-name="Arial" style:font-name-asian="Times New Roman" style:font-name-complex="Arial" fo:color="#1B1C1D" style:letter-kerning="false" fo:font-size="12pt" style:font-size-asian="12pt" style:font-size-complex="12pt" style:language-asian="sk" style:country-asian="SK"/>
    </style:style>
    <style:style style:family="graphic" style:name="a6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Toto je skvelá otázka, pretože generovanie QR kódov je bežná požiadavka v administratívnych rozhraniach. Vo Filamente sa na to zvyčajne používajú<text:s/></text:span><text:span text:style-name="T3">pluginy</text:span><text:span text:style-name="T4"><text:s/>alebo<text:s/></text:span><text:span text:style-name="T5">vlastné komponenty</text:span><text:span text:style-name="T6">.</text:span></text:p>
      <text:p text:style-name="P7">Najjednoduchší a najrýchlejší spôsob je použiť už existujúci, populárny plugin, ktorý je priamo navrhnutý pre Filament.</text:p>
      <text:p text:style-name="P8"><text:span text:style-name="T9"><draw:custom-shape svg:x="0in" svg:y="0in" svg:width="45.51042in" svg:height="0.00139in" draw:z-index="0" draw:id="id0" draw:style-name="a0" draw:name="Horizontal Line 17" text:anchor-type="as-char"><svg:title/><svg:desc/><draw:enhanced-geometry draw:type="non-primitive" svg:viewBox="0 0 21600 21600" draw:enhanced-path="M 0 0 L 21600 0 21600 21600 0 21600 Z N"/></draw:custom-shape></text:span></text:p>
      <text:h text:style-name="P10" text:outline-level="2">Odporúčaná metóda: Lara Zeus Qr Component</text:h>
      <text:p text:style-name="P11"><text:span text:style-name="T12">Plugin<text:s/></text:span><text:span text:style-name="T13">Lara Zeus Qr</text:span><text:span text:style-name="T14"><text:s/>je momentálne jeden z najlepších a najkomplexnejších nástrojov na prácu s QR kódmi priamo vo Filamente, či už vo formulároch (</text:span><text:span text:style-name="T15">Forms</text:span><text:span text:style-name="T16">), tabuľkách (</text:span><text:span text:style-name="T17">Tables</text:span><text:span text:style-name="T18">) alebo informačných zoznamoch (</text:span><text:span text:style-name="T19">Infolists</text:span><text:span text:style-name="T20">).</text:span></text:p>
      <text:h text:style-name="P21" text:outline-level="3">1. Inštalácia balíka</text:h>
      <text:p text:style-name="P22">Nainštalujte balík a jeho závislosti cez Composer:</text:p>
      <text:p text:style-name="P23"><text:span text:style-name="T24">Bash</text:span></text:p>
      <text:p text:style-name="P25">composer require lara-zeus/qr</text:p>
      <text:h text:style-name="P26" text:outline-level="3">2. Použitie vo formulári (Form Field)</text:h>
      <text:p text:style-name="P27"><text:span text:style-name="T28">Ak chcete mať vo formulári pole, kde používateľ zadá URL/text a následne vygeneruje QR kód s možnosťou dizajnu, použijete komponent<text:s/></text:span><text:span text:style-name="T29">Qr</text:span><text:span text:style-name="T30">:</text:span></text:p>
      <text:p text:style-name="P31"><text:span text:style-name="T32">PHP</text:span></text:p>
      <text:p text:style-name="P33"><text:span text:style-name="T34">use</text:span><text:span text:style-name="T35"><text:s/></text:span><text:span text:style-name="T36">LaraZeus</text:span><text:span text:style-name="T37">\</text:span><text:span text:style-name="T38">Qr</text:span><text:span text:style-name="T39">\</text:span><text:span text:style-name="T40">Components</text:span><text:span text:style-name="T41">\</text:span><text:span text:style-name="T42">Qr</text:span><text:span text:style-name="T43">;</text:span></text:p>
      <text:p text:style-name="P44"><text:span text:style-name="T45">// ...</text:span></text:p>
      <text:p text:style-name="P46"/>
      <text:p text:style-name="P47"><text:span text:style-name="T48">public</text:span><text:span text:style-name="T49"><text:s/></text:span><text:span text:style-name="T50">static</text:span><text:span text:style-name="T51"><text:s/></text:span><text:span text:style-name="T52">function</text:span><text:span text:style-name="T53"><text:s/></text:span><text:span text:style-name="T54">form</text:span><text:span text:style-name="T55">(Form<text:s/></text:span><text:span text:style-name="T56">$form</text:span><text:span text:style-name="T57">):<text:s/></text:span><text:span text:style-name="T58">Form</text:span></text:p>
      <text:p text:style-name="P59">{</text:p>
      <text:p text:style-name="P60"><text:span text:style-name="T61"><text:s text:c="4"/></text:span><text:span text:style-name="T62">return</text:span><text:span text:style-name="T63"><text:s/></text:span><text:span text:style-name="T64">$form</text:span></text:p>
      <text:p text:style-name="P65"><text:s text:c="8"/>-&gt;schema([</text:p>
      <text:p text:style-name="P66"><text:span text:style-name="T67"><text:s text:c="12"/></text:span><text:span text:style-name="T68">// Vytvorí textové pole pre dáta, ktoré sa majú uložiť do QR kódu</text:span></text:p>
      <text:p text:style-name="P69"><text:span text:style-name="T70"><text:s text:c="12"/>Forms\Components\TextInput::make(</text:span><text:span text:style-name="T71">'qr_url'</text:span><text:span text:style-name="T72">)</text:span></text:p>
      <text:p text:style-name="P73"><text:span text:style-name="T74"><text:s text:c="16"/>-&gt;label(__(</text:span><text:span text:style-name="T75">'URL pre QR kód'</text:span><text:span text:style-name="T76">))</text:span></text:p>
      <text:p text:style-name="P77"><text:s text:c="16"/>-&gt;required(),</text:p>
      <text:p text:style-name="P78"/>
      <text:p text:style-name="P79"><text:span text:style-name="T80"><text:s text:c="12"/></text:span><text:span text:style-name="T81">// Pridá QR generátor ako akciu</text:span></text:p>
      <text:p text:style-name="P82"><text:span text:style-name="T83"><text:s text:c="12"/>Qr::make(</text:span><text:span text:style-name="T84">'qr_code_generator'</text:span><text:span text:style-name="T85">)<text:s/></text:span><text:span text:style-name="T86">// Unikátne meno poľa</text:span></text:p>
      <text:p text:style-name="P87"><text:span text:style-name="T88"><text:s text:c="16"/>-&gt;label(</text:span><text:span text:style-name="T89">'Generátor QR kódu'</text:span><text:span text:style-name="T90">)</text:span></text:p>
      <text:p text:style-name="P91"><text:span text:style-name="T92"><text:s text:c="16"/></text:span><text:span text:style-name="T93">// Definuje, ktoré pole obsahuje dáta (URL) pre QR kód</text:span></text:p>
      <text:p text:style-name="P94"><text:span text:style-name="T95"><text:s text:c="16"/>-&gt;urlColumn(</text:span><text:span text:style-name="T96">'qr_url'</text:span><text:span text:style-name="T97">)<text:s/></text:span></text:p>
      <text:p text:style-name="P98"><text:span text:style-name="T99"><text:s text:c="16"/></text:span><text:span text:style-name="T100">// Zobrazí dizajnéra v Slide Over namiesto modalu</text:span></text:p>
      <text:p text:style-name="P101"><text:s text:c="16"/>-&gt;asSlideOver()<text:s/></text:p>
      <text:p text:style-name="P102"><text:span text:style-name="T103"><text:s text:c="16"/></text:span><text:span text:style-name="T104">// Možnosť uložiť nastavenia dizajnu (farby, okraje) do iného stĺpca (ak je definovaný)</text:span></text:p>
      <text:p text:style-name="P105"><text:span text:style-name="T106"><text:s text:c="16"/></text:span><text:span text:style-name="T107">// -&gt;optionsColumn('qr_options')<text:s/></text:span></text:p>
      <text:p text:style-name="P108"><text:s text:c="8"/>]);</text:p>
      <text:p text:style-name="P109">}</text:p>
      <text:h text:style-name="P110" text:outline-level="3">3. Zobrazenie v tabuľke (Table Column)</text:h>
      <text:p text:style-name="P111">Ak chcete QR kód zobraziť v stĺpci tabuľky:</text:p>
      <text:p text:style-name="P112"><text:span text:style-name="T113">PHP</text:span></text:p>
      <text:p text:style-name="P114"><text:span text:style-name="T115">use</text:span><text:span text:style-name="T116"><text:s/></text:span><text:span text:style-name="T117">Filament</text:span><text:span text:style-name="T118">\</text:span><text:span text:style-name="T119">Tables</text:span><text:span text:style-name="T120">\</text:span><text:span text:style-name="T121">Columns</text:span><text:span text:style-name="T122">\</text:span><text:span text:style-name="T123">TextColumn</text:span><text:span text:style-name="T124">;</text:span></text:p>
      <text:p text:style-name="P125"><text:span text:style-name="T126">use</text:span><text:span text:style-name="T127"><text:s/></text:span><text:span text:style-name="T128">LaraZeus</text:span><text:span text:style-name="T129">\</text:span><text:span text:style-name="T130">Qr</text:span><text:span text:style-name="T131">\</text:span><text:span text:style-name="T132">Facades</text:span><text:span text:style-name="T133">\</text:span><text:span text:style-name="T134">Qr</text:span><text:span text:style-name="T135"><text:s/></text:span><text:span text:style-name="T136">as</text:span><text:span text:style-name="T137"><text:s/></text:span><text:span text:style-name="T138">QrFacade</text:span><text:span text:style-name="T139">;</text:span></text:p>
      <text:p text:style-name="P140"><text:span text:style-name="T141">use</text:span><text:span text:style-name="T142"><text:s/></text:span><text:span text:style-name="T143">Filament</text:span><text:span text:style-name="T144">\</text:span><text:span text:style-name="T145">Tables</text:span><text:span text:style-name="T146">\</text:span><text:span text:style-name="T147">Columns</text:span><text:span text:style-name="T148">\</text:span><text:span text:style-name="T149">IconColumn</text:span><text:span text:style-name="T150">;<text:s/></text:span><text:span text:style-name="T151">// alebo podobný stĺpec pre pop-over</text:span></text:p>
      <text:p text:style-name="P152"/>
      <text:soft-page-break/>
      <text:p text:style-name="P153"><text:span text:style-name="T154">public</text:span><text:span text:style-name="T155"><text:s/></text:span><text:span text:style-name="T156">static</text:span><text:span text:style-name="T157"><text:s/></text:span><text:span text:style-name="T158">function</text:span><text:span text:style-name="T159"><text:s/></text:span><text:span text:style-name="T160">table</text:span><text:span text:style-name="T161">(Table<text:s/></text:span><text:span text:style-name="T162">$table</text:span><text:span text:style-name="T163">):<text:s/></text:span><text:span text:style-name="T164">Table</text:span></text:p>
      <text:p text:style-name="P165">{</text:p>
      <text:p text:style-name="P166"><text:span text:style-name="T167"><text:s text:c="4"/></text:span><text:span text:style-name="T168">return</text:span><text:span text:style-name="T169"><text:s/></text:span><text:span text:style-name="T170">$table</text:span></text:p>
      <text:p text:style-name="P171"><text:s text:c="8"/>-&gt;columns([</text:p>
      <text:p text:style-name="P172"><text:span text:style-name="T173"><text:s text:c="12"/></text:span><text:span text:style-name="T174">// Najlepšie je QR kód zobraziť v pop-over/modale, aby nezaberal veľa miesta</text:span></text:p>
      <text:p text:style-name="P175"><text:span text:style-name="T176"><text:s text:c="12"/></text:span><text:span text:style-name="T177">// Ak použijete ich Popover plugin (alebo klasický Modal action):</text:span></text:p>
      <text:p text:style-name="P178"><text:span text:style-name="T179"><text:s text:c="12"/>TextColumn::make(</text:span><text:span text:style-name="T180">'url'</text:span><text:span text:style-name="T181">)</text:span></text:p>
      <text:p text:style-name="P182"><text:span text:style-name="T183"><text:s text:c="16"/>-&gt;label(</text:span><text:span text:style-name="T184">'QR Kód'</text:span><text:span text:style-name="T185">)</text:span></text:p>
      <text:p text:style-name="P186"><text:span text:style-name="T187"><text:s text:c="16"/>-&gt;popoverContent(</text:span><text:span text:style-name="T188">fn</text:span><text:span text:style-name="T189"><text:s/>(Model<text:s/></text:span><text:span text:style-name="T190">$record</text:span><text:span text:style-name="T191">) =&gt;<text:s/></text:span><text:span text:style-name="T192">QrFacade</text:span><text:span text:style-name="T193">::</text:span><text:span text:style-name="T194">render</text:span><text:span text:style-name="T195">(data:<text:s/></text:span><text:span text:style-name="T196">$record</text:span><text:span text:style-name="T197">-&gt;url)),</text:span></text:p>
      <text:p text:style-name="P198"><text:s text:c="12"/></text:p>
      <text:p text:style-name="P199"><text:span text:style-name="T200"><text:s text:c="12"/>// ...<text:s/></text:span><text:span text:style-name="T201">ostatn</text:span><text:span text:style-name="T202">é<text:s/></text:span><text:span text:style-name="T203">st</text:span><text:span text:style-name="T204">ĺ</text:span><text:span text:style-name="T205">pce</text:span></text:p>
      <text:p text:style-name="P206"><text:s text:c="8"/>]);</text:p>
      <text:p text:style-name="P207">}</text:p>
      <text:p text:style-name="P208"><text:span text:style-name="T209"><draw:custom-shape svg:x="0in" svg:y="0in" svg:width="45.51042in" svg:height="0.00139in" draw:z-index="0" draw:id="id1" draw:style-name="a1" draw:name="Horizontal Line 18" text:anchor-type="as-char"><svg:title/><svg:desc/><draw:enhanced-geometry draw:type="non-primitive" svg:viewBox="0 0 21600 21600" draw:enhanced-path="M 0 0 L 21600 0 21600 21600 0 21600 Z N"/></draw:custom-shape></text:span></text:p>
      <text:h text:style-name="P210" text:outline-level="2">Alternatívna metóda: Vlastný stĺpec s Laravel balíkom</text:h>
      <text:p text:style-name="P211"><text:span text:style-name="T212">Ak nechcete použiť pripravený plugin, môžete si vytvoriť vlastný stĺpec, ktorý použije Laravel balík na generovanie QR kódov, napr.<text:s/></text:span><text:span text:style-name="T213">Simple Software IO / Simple Qr Code</text:span><text:span text:style-name="T214"><text:s/>(najpopulárnejší PHP QR balík).</text:span></text:p>
      <text:h text:style-name="P215" text:outline-level="3">1. Inštalácia Simple Qr Code</text:h>
      <text:p text:style-name="P216"><text:span text:style-name="T217">Bash</text:span></text:p>
      <text:p text:style-name="P218"><text:span text:style-name="T219">composer require simplesoftwareio/simple-qrcode<text:s/></text:span><text:span text:style-name="T220">"~4"</text:span></text:p>
      <text:h text:style-name="P221" text:outline-level="3">2. Zobrazenie v Blade komponente</text:h>
      <text:p text:style-name="P222">Vo Filamente si vytvoríte vlastný View (Blade súbor), ktorý použijete v stĺpci:</text:p>
      <text:p text:style-name="P223"><text:span text:style-name="T224">Váš Blade súbor</text:span><text:span text:style-name="T225"><text:s/>(</text:span><text:span text:style-name="T226">resources/views/filament/tables/columns/qr-code-column.blade.php</text:span><text:span text:style-name="T227">):</text:span></text:p>
      <text:p text:style-name="P228"><text:span text:style-name="T229">Blade</text:span></text:p>
      <text:p text:style-name="P230">@php</text:p>
      <text:p text:style-name="P231"><text:s text:c="4"/>$qrCode = QrCode::size(100)-&gt;generate($getState());</text:p>
      <text:p text:style-name="P232">@endphp</text:p>
      <text:p text:style-name="P233"/>
      <text:p text:style-name="P234">&lt;div class="p-2"&gt;</text:p>
      <text:p text:style-name="P235"><text:s text:c="4"/>{!! $qrCode !!}</text:p>
      <text:p text:style-name="P236">&lt;/div&gt;</text:p>
      <text:p text:style-name="P237"><text:span text:style-name="T238">Použitie vo vašom Resource:</text:span></text:p>
      <text:p text:style-name="P239"><text:span text:style-name="T240">PHP</text:span></text:p>
      <text:p text:style-name="P241"><text:span text:style-name="T242">use</text:span><text:span text:style-name="T243"><text:s/></text:span><text:span text:style-name="T244">Filament</text:span><text:span text:style-name="T245">\</text:span><text:span text:style-name="T246">Tables</text:span><text:span text:style-name="T247">\</text:span><text:span text:style-name="T248">Columns</text:span><text:span text:style-name="T249">\</text:span><text:span text:style-name="T250">ViewColumn</text:span><text:span text:style-name="T251">;</text:span></text:p>
      <text:p text:style-name="P252"/>
      <text:p text:style-name="P253"><text:span text:style-name="T254">public</text:span><text:span text:style-name="T255"><text:s/></text:span><text:span text:style-name="T256">static</text:span><text:span text:style-name="T257"><text:s/></text:span><text:span text:style-name="T258">function</text:span><text:span text:style-name="T259"><text:s/></text:span><text:span text:style-name="T260">table</text:span><text:span text:style-name="T261">(Table<text:s/></text:span><text:span text:style-name="T262">$table</text:span><text:span text:style-name="T263">):<text:s/></text:span><text:span text:style-name="T264">Table</text:span></text:p>
      <text:p text:style-name="P265">{</text:p>
      <text:p text:style-name="P266"><text:span text:style-name="T267"><text:s text:c="4"/></text:span><text:span text:style-name="T268">return</text:span><text:span text:style-name="T269"><text:s/></text:span><text:span text:style-name="T270">$table</text:span></text:p>
      <text:p text:style-name="P271"><text:s text:c="8"/>-&gt;columns([</text:p>
      <text:p text:style-name="P272"><text:span text:style-name="T273"><text:s text:c="12"/>ViewColumn::make(</text:span><text:span text:style-name="T274">'url'</text:span><text:span text:style-name="T275">)</text:span></text:p>
      <text:p text:style-name="P276"><text:span text:style-name="T277"><text:s text:c="16"/>-&gt;label(</text:span><text:span text:style-name="T278">'QR Kód'</text:span><text:span text:style-name="T279">)</text:span></text:p>
      <text:p text:style-name="P280"><text:span text:style-name="T281"><text:s text:c="16"/>-&gt;view(</text:span><text:span text:style-name="T282">'filament.tables.columns.qr-code-column'</text:span><text:span text:style-name="T283">),<text:s/></text:span><text:span text:style-name="T284">// Odkaz na váš Blade súbor</text:span></text:p>
      <text:p text:style-name="P285"><text:s text:c="8"/>]);</text:p>
      <text:p text:style-name="P286">}</text:p>
      <text:p text:style-name="P287"><text:span text:style-name="T288">Tento kód načíta hodnotu stĺpca (</text:span><text:span text:style-name="T289">url</text:span><text:span text:style-name="T290"><text:s/>alebo akýkoľvek stĺpec, ktorý ste definovali) a vloží ju do generátora QR kódu.</text:span></text:p>
      <text:p text:style-name="P291"/>
      <text:soft-page-break/>
      <text:p text:style-name="P292">Áno, Laravel má už naprogramované funkcie na generovanie jednoznačných a náhodných reťazcov, ktoré sú spoľahlivejšie a lepšie testované ako vlastné implementácie.</text:p>
      <text:p text:style-name="P293"><text:span text:style-name="T294">To, čo sa snažíte urobiť, je v podstate vytvoriť<text:s/></text:span><text:span text:style-name="T295">skrátený, náhodný, alfanumerický ID</text:span><text:span text:style-name="T296"><text:s/>(podobný UUID, ale s kratším, čitateľnejším formátom).</text:span></text:p>
      <text:p text:style-name="P297">Vo vašej vlastnej funkcii vidím snahu vytvoriť krátky ID pomocou prepočtu z hexadecimálneho formátu na vlastnú bázu 62.</text:p>
      <text:p text:style-name="P298"><text:span text:style-name="T299"><draw:custom-shape svg:x="0in" svg:y="0in" svg:width="45.51042in" svg:height="0.00139in" draw:z-index="0" draw:id="id2" draw:style-name="a2" draw:name="Horizontal Line 23" text:anchor-type="as-char"><svg:title/><svg:desc/><draw:enhanced-geometry draw:type="non-primitive" svg:viewBox="0 0 21600 21600" draw:enhanced-path="M 0 0 L 21600 0 21600 21600 0 21600 Z N"/></draw:custom-shape></text:span></text:p>
      <text:h text:style-name="P300" text:outline-level="2">1. Oficiálne riešenia v Laraveli (Odporúčané)</text:h>
      <text:p text:style-name="P301"><text:span text:style-name="T302">Laravel (cez triedu<text:s/></text:span><text:span text:style-name="T303">Illuminate\Support\Str</text:span><text:span text:style-name="T304">) ponúka priamočiare a kryptograficky bezpečné metódy:</text:span></text:p>
      <text:h text:style-name="P305" text:outline-level="3">A. ULID (Universally Unique Lexicographically Sortable Identifier)</text:h>
      <text:p text:style-name="P306">Toto je najlepšia voľba pre moderné aplikácie. ULID je jedinečný, alfanumerický, časovo založený a dá sa správne radiť v databáze (na rozdiel od bežného UUID v4).</text:p>
      <text:p text:style-name="P307"><text:span text:style-name="T308">PHP</text:span></text:p>
      <text:p text:style-name="P309"><text:span text:style-name="T310">use</text:span><text:span text:style-name="T311"><text:s/></text:span><text:span text:style-name="T312">Illuminate</text:span><text:span text:style-name="T313">\</text:span><text:span text:style-name="T314">Support</text:span><text:span text:style-name="T315">\</text:span><text:span text:style-name="T316">Str</text:span><text:span text:style-name="T317">;</text:span></text:p>
      <text:p text:style-name="P318"/>
      <text:p text:style-name="P319"><text:span text:style-name="T320">$ulid</text:span><text:span text:style-name="T321"><text:s/>= (</text:span><text:span text:style-name="T322">string</text:span><text:span text:style-name="T323">) Str::ulid();</text:span></text:p>
      <text:p text:style-name="P324"/>
      <text:p text:style-name="P325"><text:span text:style-name="T326">// Príklad výstupu: 01H79T7V1B02S7Z6Z9Z1R0Y6P2</text:span></text:p>
      <text:h text:style-name="P327" text:outline-level="3">B. UUID (Universally Unique Identifier)</text:h>
      <text:p text:style-name="P328">Štandardný, celosvetovo jedinečný identifikátor (verzia 4).</text:p>
      <text:p text:style-name="P329"><text:span text:style-name="T330">PHP</text:span></text:p>
      <text:p text:style-name="P331"><text:span text:style-name="T332">use</text:span><text:span text:style-name="T333"><text:s/></text:span><text:span text:style-name="T334">Illuminate</text:span><text:span text:style-name="T335">\</text:span><text:span text:style-name="T336">Support</text:span><text:span text:style-name="T337">\</text:span><text:span text:style-name="T338">Str</text:span><text:span text:style-name="T339">;</text:span></text:p>
      <text:p text:style-name="P340"/>
      <text:p text:style-name="P341"><text:span text:style-name="T342">$uuid</text:span><text:span text:style-name="T343"><text:s/>= (</text:span><text:span text:style-name="T344">string</text:span><text:span text:style-name="T345">) Str::uuid();</text:span></text:p>
      <text:p text:style-name="P346"/>
      <text:p text:style-name="P347"><text:span text:style-name="T348">// Príklad výstupu: 8f8e8478-9035-4d23-b9a7-62f4d2612ce5</text:span></text:p>
      <text:h text:style-name="P349" text:outline-level="3">C. Generovanie náhodného reťazca (Pre krátke kódy/tokeny)</text:h>
      <text:p text:style-name="P350"><text:span text:style-name="T351">Ak chcete len krátky, náhodný a alfanumerický kód, ktorý sa podobá výstupu vašej funkcie, môžete použiť<text:s/></text:span><text:span text:style-name="T352">Str::random()</text:span><text:span text:style-name="T353">.<text:s/></text:span><text:span text:style-name="T354">Tento však nezaručuje globálnu jedinečnosť!</text:span><text:span text:style-name="T355"><text:s/>Musíte si to overiť v databáze.</text:span></text:p>
      <text:p text:style-name="P356"><text:span text:style-name="T357">PHP</text:span></text:p>
      <text:p text:style-name="P358"><text:span text:style-name="T359">use</text:span><text:span text:style-name="T360"><text:s/></text:span><text:span text:style-name="T361">Illuminate</text:span><text:span text:style-name="T362">\</text:span><text:span text:style-name="T363">Support</text:span><text:span text:style-name="T364">\</text:span><text:span text:style-name="T365">Str</text:span><text:span text:style-name="T366">;</text:span></text:p>
      <text:p text:style-name="P367"/>
      <text:p text:style-name="P368"><text:span text:style-name="T369">// Vygeneruje 10-znakový náhodný reťazec</text:span></text:p>
      <text:p text:style-name="P370"><text:span text:style-name="T371">$randomString</text:span><text:span text:style-name="T372"><text:s/>= Str::random(</text:span><text:span text:style-name="T373">10</text:span><text:span text:style-name="T374">);<text:s/></text:span></text:p>
      <text:p text:style-name="P375"/>
      <text:p text:style-name="P376"><text:span text:style-name="T377">// Príklad výstupu: aBcXyZ1234</text:span></text:p>
      <text:p text:style-name="P378"><text:span text:style-name="T379"><draw:custom-shape svg:x="0in" svg:y="0in" svg:width="45.51042in" svg:height="0.00139in" draw:z-index="0" draw:id="id3" draw:style-name="a3" draw:name="Horizontal Line 24" text:anchor-type="as-char"><svg:title/><svg:desc/><draw:enhanced-geometry draw:type="non-primitive" svg:viewBox="0 0 21600 21600" draw:enhanced-path="M 0 0 L 21600 0 21600 21600 0 21600 Z N"/></draw:custom-shape></text:span></text:p>
      <text:h text:style-name="P380" text:outline-level="2">2. Implementácia vášho identifikátora vo Filamente</text:h>
      <text:p text:style-name="P381"><text:span text:style-name="T382">Ak trváte na tom, že chcete použiť<text:s/></text:span><text:span text:style-name="T383">formát</text:span><text:span text:style-name="T384">, ktorý generuje vaša funkcia, ale chcete ho aplikovať v kontexte Laravel/Filament, môžete to urobiť jedným z dvoch spôsobov:</text:span></text:p>
      <text:h text:style-name="P385" text:outline-level="3">A. Použitie v Laravel Model Trait (Čistá cesta)</text:h>
      <text:soft-page-break/>
      <text:p text:style-name="P386">Ak chcete použiť svoj kód namiesto UUID/ULID na generovanie primárneho kľúča (alebo akéhokoľvek iného ID stĺpca) pri každom vytvorení záznamu:</text:p>
      <text:list text:style-name="LFO1" text:continue-numbering="true">
        <text:list-item>
          <text:p text:style-name="P387"><text:span text:style-name="T388">Vytvorte si Trait</text:span><text:span text:style-name="T389"><text:s/>(napr.<text:s/></text:span><text:span text:style-name="T390">app/Models/Traits/HasCustomId.php</text:span><text:span text:style-name="T391">), v ktorom bude vaša funkcia<text:s/></text:span><text:span text:style-name="T392">struuid()</text:span><text:span text:style-name="T393">:</text:span></text:p>
        </text:list-item>
      </text:list>
      <text:p text:style-name="P394"><text:span text:style-name="T395">PHP</text:span></text:p>
      <text:p text:style-name="P396"><text:span text:style-name="T397">namespace</text:span><text:span text:style-name="T398"><text:s/></text:span><text:span text:style-name="T399">App</text:span><text:span text:style-name="T400">\</text:span><text:span text:style-name="T401">Models</text:span><text:span text:style-name="T402">\</text:span><text:span text:style-name="T403">Traits</text:span><text:span text:style-name="T404">;</text:span></text:p>
      <text:p text:style-name="P405"/>
      <text:p text:style-name="P406"><text:span text:style-name="T407">trait</text:span><text:span text:style-name="T408"><text:s/>HasCustomId</text:span></text:p>
      <text:p text:style-name="P409">{</text:p>
      <text:p text:style-name="P410"><text:span text:style-name="T411"><text:s text:c="4"/></text:span><text:span text:style-name="T412">protected</text:span><text:span text:style-name="T413"><text:s/></text:span><text:span text:style-name="T414">static</text:span><text:span text:style-name="T415"><text:s/></text:span><text:span text:style-name="T416">function</text:span><text:span text:style-name="T417"><text:s/></text:span><text:span text:style-name="T418">bootHasCustomId</text:span><text:span text:style-name="T419">()</text:span></text:p>
      <text:p text:style-name="P420"><text:s text:c="4"/>{</text:p>
      <text:p text:style-name="P421"><text:span text:style-name="T422"><text:s text:c="8"/></text:span><text:span text:style-name="T423">static</text:span><text:span text:style-name="T424">::creating(</text:span><text:span text:style-name="T425">function</text:span><text:span text:style-name="T426"><text:s/>(</text:span><text:span text:style-name="T427">$model</text:span><text:span text:style-name="T428">) {</text:span></text:p>
      <text:p text:style-name="P429"><text:span text:style-name="T430"><text:s text:c="12"/></text:span><text:span text:style-name="T431">// Generuje a priraďuje ID pred uložením</text:span></text:p>
      <text:p text:style-name="P432"><text:span text:style-name="T433"><text:s text:c="12"/></text:span><text:span text:style-name="T434">if</text:span><text:span text:style-name="T435"><text:s/>(</text:span><text:span text:style-name="T436">empty</text:span><text:span text:style-name="T437">(</text:span><text:span text:style-name="T438">$model</text:span><text:span text:style-name="T439">-&gt;{</text:span><text:span text:style-name="T440">$model</text:span><text:span text:style-name="T441">-&gt;getKeyName()})) {</text:span></text:p>
      <text:p text:style-name="P442"><text:span text:style-name="T443"><text:s text:c="16"/></text:span><text:span text:style-name="T444">$model</text:span><text:span text:style-name="T445">-&gt;{</text:span><text:span text:style-name="T446">$model</text:span><text:span text:style-name="T447">-&gt;getKeyName()} =<text:s/></text:span><text:span text:style-name="T448">self</text:span><text:span text:style-name="T449">::generateCustomId();</text:span></text:p>
      <text:p text:style-name="P450"><text:s text:c="12"/>}</text:p>
      <text:p text:style-name="P451"><text:s text:c="8"/>});</text:p>
      <text:p text:style-name="P452"><text:s text:c="4"/>}</text:p>
      <text:p text:style-name="P453"/>
      <text:p text:style-name="P454"><text:span text:style-name="T455"><text:s text:c="4"/></text:span><text:span text:style-name="T456">// Vložte sem vašu funkciu, ak ju chcete priamo použiť</text:span></text:p>
      <text:p text:style-name="P457"><text:span text:style-name="T458"><text:s text:c="4"/></text:span><text:span text:style-name="T459">protected</text:span><text:span text:style-name="T460"><text:s/></text:span><text:span text:style-name="T461">static</text:span><text:span text:style-name="T462"><text:s/></text:span><text:span text:style-name="T463">function</text:span><text:span text:style-name="T464"><text:s/></text:span><text:span text:style-name="T465">generateCustomId</text:span><text:span text:style-name="T466">()</text:span></text:p>
      <text:p text:style-name="P467"><text:s text:c="4"/>{</text:p>
      <text:p text:style-name="P468"><text:span text:style-name="T469"><text:s text:c="8"/></text:span><text:span text:style-name="T470">// Váš kód pre generovanie ID</text:span></text:p>
      <text:p text:style-name="P471"><text:span text:style-name="T472"><text:s text:c="8"/></text:span><text:span text:style-name="T473">$s</text:span><text:span text:style-name="T474"><text:s/>= md5(rand(</text:span><text:span text:style-name="T475">1</text:span><text:span text:style-name="T476">,<text:s/></text:span><text:span text:style-name="T477">1000000</text:span><text:span text:style-name="T478">) . uniqid(</text:span><text:span text:style-name="T479">'prefix'</text:span><text:span text:style-name="T480">,<text:s/></text:span><text:span text:style-name="T481">true</text:span><text:span text:style-name="T482">));</text:span></text:p>
      <text:p text:style-name="P483"><text:span text:style-name="T484"><text:s text:c="8"/></text:span><text:span text:style-name="T485">$num</text:span><text:span text:style-name="T486"><text:s/>= hexdec(str_replace(</text:span><text:span text:style-name="T487">"."</text:span><text:span text:style-name="T488">,<text:s/></text:span><text:span text:style-name="T489">""</text:span><text:span text:style-name="T490">, (</text:span><text:span text:style-name="T491">string</text:span><text:span text:style-name="T492">)</text:span><text:span text:style-name="T493">$s</text:span><text:span text:style-name="T494">));</text:span></text:p>
      <text:p text:style-name="P495"><text:span text:style-name="T496"><text:s text:c="8"/></text:span><text:span text:style-name="T497">$index</text:span><text:span text:style-name="T498"><text:s/>=<text:s/></text:span><text:span text:style-name="T499">'abcdefghijklmnopqrstuvxyz_1234567890ABCDEFGHIJKLMNOPQRSTUVWXYZ'</text:span><text:span text:style-name="T500">;</text:span></text:p>
      <text:p text:style-name="P501"><text:span text:style-name="T502"><text:s text:c="8"/></text:span><text:span text:style-name="T503">$base</text:span><text:span text:style-name="T504"><text:s/>= strlen(</text:span><text:span text:style-name="T505">$index</text:span><text:span text:style-name="T506">);</text:span></text:p>
      <text:p text:style-name="P507"><text:span text:style-name="T508"><text:s text:c="8"/></text:span><text:span text:style-name="T509">$out</text:span><text:span text:style-name="T510"><text:s/>=<text:s/></text:span><text:span text:style-name="T511">''</text:span><text:span text:style-name="T512">;</text:span></text:p>
      <text:p text:style-name="P513"><text:span text:style-name="T514"><text:s text:c="8"/></text:span><text:span text:style-name="T515">for</text:span><text:span text:style-name="T516"><text:s/>(</text:span><text:span text:style-name="T517">$t</text:span><text:span text:style-name="T518"><text:s/>= floor(log10(</text:span><text:span text:style-name="T519">$num</text:span><text:span text:style-name="T520">) / log10(</text:span><text:span text:style-name="T521">$base</text:span><text:span text:style-name="T522">));<text:s/></text:span><text:span text:style-name="T523">$t</text:span><text:span text:style-name="T524"><text:s/>&gt;=<text:s/></text:span><text:span text:style-name="T525">0</text:span><text:span text:style-name="T526">;<text:s/></text:span><text:span text:style-name="T527">$t</text:span><text:span text:style-name="T528">--) {</text:span></text:p>
      <text:p text:style-name="P529"><text:span text:style-name="T530"><text:s text:c="12"/></text:span><text:span text:style-name="T531">$a</text:span><text:span text:style-name="T532"><text:s/>= floor(</text:span><text:span text:style-name="T533">$num</text:span><text:span text:style-name="T534"><text:s/>/ pow(</text:span><text:span text:style-name="T535">$base</text:span><text:span text:style-name="T536">,<text:s/></text:span><text:span text:style-name="T537">$t</text:span><text:span text:style-name="T538">));</text:span></text:p>
      <text:p text:style-name="P539"><text:span text:style-name="T540"><text:s text:c="12"/></text:span><text:span text:style-name="T541">$out</text:span><text:span text:style-name="T542"><text:s/>=<text:s/></text:span><text:span text:style-name="T543">$out</text:span><text:span text:style-name="T544"><text:s/>. substr(</text:span><text:span text:style-name="T545">$index</text:span><text:span text:style-name="T546">,<text:s/></text:span><text:span text:style-name="T547">$a</text:span><text:span text:style-name="T548">,<text:s/></text:span><text:span text:style-name="T549">1</text:span><text:span text:style-name="T550">);</text:span></text:p>
      <text:p text:style-name="P551"><text:span text:style-name="T552"><text:s text:c="12"/></text:span><text:span text:style-name="T553">$num</text:span><text:span text:style-name="T554"><text:s/>=<text:s/></text:span><text:span text:style-name="T555">$num</text:span><text:span text:style-name="T556"><text:s/>- (</text:span><text:span text:style-name="T557">$a</text:span><text:span text:style-name="T558"><text:s/>* pow(</text:span><text:span text:style-name="T559">$base</text:span><text:span text:style-name="T560">,<text:s/></text:span><text:span text:style-name="T561">$t</text:span><text:span text:style-name="T562">));</text:span></text:p>
      <text:p text:style-name="P563"><text:s text:c="8"/>}</text:p>
      <text:p text:style-name="P564"><text:span text:style-name="T565"><text:s text:c="8"/></text:span><text:span text:style-name="T566">return</text:span><text:span text:style-name="T567"><text:s/></text:span><text:span text:style-name="T568">$out</text:span><text:span text:style-name="T569">;</text:span></text:p>
      <text:p text:style-name="P570"><text:s text:c="4"/>}</text:p>
      <text:p text:style-name="P571">}</text:p>
      <text:list text:style-name="LFO1" text:continue-numbering="true">
        <text:list-item>
          <text:p text:style-name="P572"><text:span text:style-name="T573">Použite Trait vo vašom Modeli:</text:span></text:p>
        </text:list-item>
      </text:list>
      <text:p text:style-name="P574"><text:span text:style-name="T575">PHP</text:span></text:p>
      <text:p text:style-name="P576"><text:span text:style-name="T577">// app/Models/VášModel.php</text:span></text:p>
      <text:p text:style-name="P578"><text:span text:style-name="T579">class</text:span><text:span text:style-name="T580"><text:s/>VášModel<text:s/></text:span><text:span text:style-name="T581">extends</text:span><text:span text:style-name="T582"><text:s/>Model</text:span></text:p>
      <text:p text:style-name="P583">{</text:p>
      <text:p text:style-name="P584"><text:span text:style-name="T585"><text:s text:c="4"/></text:span><text:span text:style-name="T586">use</text:span><text:span text:style-name="T587"><text:s/></text:span><text:span text:style-name="T588">HasCustomId</text:span><text:span text:style-name="T589">;<text:s/></text:span><text:span text:style-name="T590">// &lt;--- Váš vlastný generátor</text:span></text:p>
      <text:p text:style-name="P591"/>
      <text:p text:style-name="P592"><text:span text:style-name="T593"><text:s text:c="4"/></text:span><text:span text:style-name="T594">// Nastavenia, ak je ID kľúčom</text:span></text:p>
      <text:p text:style-name="P595"><text:span text:style-name="T596"><text:s text:c="4"/></text:span><text:span text:style-name="T597">protected</text:span><text:span text:style-name="T598"><text:s/></text:span><text:span text:style-name="T599">$keyType</text:span><text:span text:style-name="T600"><text:s/>=<text:s/></text:span><text:span text:style-name="T601">'string'</text:span><text:span text:style-name="T602">;</text:span></text:p>
      <text:p text:style-name="P603"><text:span text:style-name="T604"><text:s text:c="4"/></text:span><text:span text:style-name="T605">public</text:span><text:span text:style-name="T606"><text:s/></text:span><text:span text:style-name="T607">$incrementing</text:span><text:span text:style-name="T608"><text:s/>=<text:s/></text:span><text:span text:style-name="T609">false</text:span><text:span text:style-name="T610">;<text:s/></text:span></text:p>
      <text:p text:style-name="P611">}</text:p>
      <text:h text:style-name="P612" text:outline-level="3">B. Použitie priamo v Filament Form Field</text:h>
      <text:p text:style-name="P613">Ak chcete, aby sa ID generovalo iba pri zobrazení formulára Filamentu:</text:p>
      <text:p text:style-name="P614"><text:span text:style-name="T615">PHP</text:span></text:p>
      <text:p text:style-name="P616"><text:span text:style-name="T617">use</text:span><text:span text:style-name="T618"><text:s/></text:span><text:span text:style-name="T619">Filament</text:span><text:span text:style-name="T620">\</text:span><text:span text:style-name="T621">Forms</text:span><text:span text:style-name="T622">\</text:span><text:span text:style-name="T623">Components</text:span><text:span text:style-name="T624">\</text:span><text:span text:style-name="T625">TextInput</text:span><text:span text:style-name="T626">;</text:span></text:p>
      <text:p text:style-name="P627"><text:span text:style-name="T628">use</text:span><text:span text:style-name="T629"><text:s/></text:span><text:span text:style-name="T630">Illuminate</text:span><text:span text:style-name="T631">\</text:span><text:span text:style-name="T632">Support</text:span><text:span text:style-name="T633">\</text:span><text:span text:style-name="T634">Str</text:span><text:span text:style-name="T635">;<text:s/></text:span><text:span text:style-name="T636">// Pre jednoduchšie generovanie, ak prejdete na Str::random()</text:span></text:p>
      <text:p text:style-name="P637"/>
      <text:soft-page-break/>
      <text:p text:style-name="P638"><text:span text:style-name="T639">// Predpokladajme, že vaša funkcia struuid je definovaná globálne alebo v triede/traite.</text:span></text:p>
      <text:p text:style-name="P640"/>
      <text:p text:style-name="P641"><text:span text:style-name="T642">public</text:span><text:span text:style-name="T643"><text:s/></text:span><text:span text:style-name="T644">static</text:span><text:span text:style-name="T645"><text:s/></text:span><text:span text:style-name="T646">function</text:span><text:span text:style-name="T647"><text:s/></text:span><text:span text:style-name="T648">form</text:span><text:span text:style-name="T649">(Form<text:s/></text:span><text:span text:style-name="T650">$form</text:span><text:span text:style-name="T651">):<text:s/></text:span><text:span text:style-name="T652">Form</text:span></text:p>
      <text:p text:style-name="P653">{</text:p>
      <text:p text:style-name="P654"><text:span text:style-name="T655"><text:s text:c="4"/></text:span><text:span text:style-name="T656">return</text:span><text:span text:style-name="T657"><text:s/></text:span><text:span text:style-name="T658">$form</text:span></text:p>
      <text:p text:style-name="P659"><text:s text:c="8"/>-&gt;schema([</text:p>
      <text:p text:style-name="P660"><text:span text:style-name="T661"><text:s text:c="12"/>TextInput::make(</text:span><text:span text:style-name="T662">'id'</text:span><text:span text:style-name="T663">)<text:s/></text:span><text:span text:style-name="T664">// Alebo custom_id</text:span></text:p>
      <text:p text:style-name="P665"><text:span text:style-name="T666"><text:s text:c="16"/>-&gt;label(</text:span><text:span text:style-name="T667">'ID záznamu'</text:span><text:span text:style-name="T668">)</text:span></text:p>
      <text:p text:style-name="P669"><text:span text:style-name="T670"><text:s text:c="16"/></text:span><text:span text:style-name="T671">// Funkcia sa vykoná pri vytváraní záznamu</text:span></text:p>
      <text:p text:style-name="P672"><text:span text:style-name="T673"><text:s text:c="16"/>-&gt;default(</text:span><text:span text:style-name="T674">function</text:span><text:span text:style-name="T675"><text:s/>() {</text:span></text:p>
      <text:p text:style-name="P676"><text:span text:style-name="T677"><text:s text:c="20"/></text:span><text:span text:style-name="T678">// Tu vložíte priamo volanie vašej funkcie</text:span></text:p>
      <text:p text:style-name="P679"><text:span text:style-name="T680"><text:s text:c="20"/></text:span><text:span text:style-name="T681">// Pre čistotu radšej použite helper:</text:span></text:p>
      <text:p text:style-name="P682"><text:span text:style-name="T683"><text:s text:c="20"/></text:span><text:span text:style-name="T684">// return your_custom_helper_function();</text:span></text:p>
      <text:p text:style-name="P685"><text:s text:c="20"/></text:p>
      <text:p text:style-name="P686"><text:span text:style-name="T687"><text:s text:c="20"/></text:span><text:span text:style-name="T688">// Alebo použite Str::random() ak je to akceptovateľné</text:span></text:p>
      <text:p text:style-name="P689"><text:span text:style-name="T690"><text:s text:c="20"/></text:span><text:span text:style-name="T691">return</text:span><text:span text:style-name="T692"><text:s/>(</text:span><text:span text:style-name="T693">string</text:span><text:span text:style-name="T694">) Str::random(</text:span><text:span text:style-name="T695">10</text:span><text:span text:style-name="T696">);<text:s/></text:span></text:p>
      <text:p text:style-name="P697"><text:s text:c="16"/>})</text:p>
      <text:p text:style-name="P698"><text:span text:style-name="T699"><text:s text:c="16"/>-&gt;disabled()<text:s/></text:span><text:span text:style-name="T700">// Zabezpečí, že užívateľ ID nemôže zmeniť</text:span></text:p>
      <text:p text:style-name="P701"><text:s text:c="16"/>-&gt;required(),</text:p>
      <text:p text:style-name="P702"><text:span text:style-name="T703"><text:s text:c="12"/></text:span><text:span text:style-name="T704">// ... ostatné polia</text:span></text:p>
      <text:p text:style-name="P705"><text:s text:c="8"/>]);</text:p>
      <text:p text:style-name="P706">}</text:p>
      <text:p text:style-name="P707">Zhrnutie a Odporúčanie:</text:p>
      <text:p text:style-name="P708">Pre jedinečné ID, ktoré sa dá použiť ako primárny kľúč a ktoré sa dajú ľahko radiť, použite Str::ulid() a HasUlids Trait v Modeli. Je to robustné, overené a priamo podporované Laravelom.</text:p>
      <text:p text:style-name="P709">Použitie ULID v Laraveli je jednoduché a predstavuje najlepší spôsob, ako získať jedinečné a zároveň v databáze radiace sa ID.</text:p>
      <text:p text:style-name="P710">Laravel má na to pripravený špeciálny trait.</text:p>
      <text:h text:style-name="P711" text:outline-level="2">Krok 1: Príprava databázy (Migrácia)</text:h>
      <text:p text:style-name="P712"><text:span text:style-name="T713">ULID je alfanumerický reťazec s pevnou dĺžkou 26 znakov, takže váš stĺpec primárneho kľúča (zvyčajne<text:s/></text:span><text:span text:style-name="T714">id</text:span><text:span text:style-name="T715">) musí byť reťazec, nie celé číslo (</text:span><text:span text:style-name="T716">INT</text:span><text:span text:style-name="T717">).</text:span></text:p>
      <text:p text:style-name="P718"><text:span text:style-name="T719">V migrácii použite metódu<text:s/></text:span><text:span text:style-name="T720">ulid()</text:span><text:span text:style-name="T721">:</text:span></text:p>
      <text:p text:style-name="P722"><text:span text:style-name="T723">PHP</text:span></text:p>
      <text:p text:style-name="P724"><text:span text:style-name="T725">use</text:span><text:span text:style-name="T726"><text:s/></text:span><text:span text:style-name="T727">Illuminate</text:span><text:span text:style-name="T728">\</text:span><text:span text:style-name="T729">Database</text:span><text:span text:style-name="T730">\</text:span><text:span text:style-name="T731">Migrations</text:span><text:span text:style-name="T732">\</text:span><text:span text:style-name="T733">Migration</text:span><text:span text:style-name="T734">;</text:span></text:p>
      <text:p text:style-name="P735"><text:span text:style-name="T736">use</text:span><text:span text:style-name="T737"><text:s/></text:span><text:span text:style-name="T738">Illuminate</text:span><text:span text:style-name="T739">\</text:span><text:span text:style-name="T740">Database</text:span><text:span text:style-name="T741">\</text:span><text:span text:style-name="T742">Schema</text:span><text:span text:style-name="T743">\</text:span><text:span text:style-name="T744">Blueprint</text:span><text:span text:style-name="T745">;</text:span></text:p>
      <text:p text:style-name="P746"><text:span text:style-name="T747">use</text:span><text:span text:style-name="T748"><text:s/></text:span><text:span text:style-name="T749">Illuminate</text:span><text:span text:style-name="T750">\</text:span><text:span text:style-name="T751">Support</text:span><text:span text:style-name="T752">\</text:span><text:span text:style-name="T753">Facades</text:span><text:span text:style-name="T754">\</text:span><text:span text:style-name="T755">Schema</text:span><text:span text:style-name="T756">;</text:span></text:p>
      <text:p text:style-name="P757"/>
      <text:p text:style-name="P758"><text:span text:style-name="T759">return</text:span><text:span text:style-name="T760"><text:s/></text:span><text:span text:style-name="T761">new</text:span><text:span text:style-name="T762"><text:s/></text:span><text:span text:style-name="T763">class</text:span><text:span text:style-name="T764"><text:s/></text:span><text:span text:style-name="T765">extends</text:span><text:span text:style-name="T766"><text:s/>Migration</text:span></text:p>
      <text:p text:style-name="P767">{</text:p>
      <text:p text:style-name="P768"><text:span text:style-name="T769"><text:s text:c="4"/></text:span><text:span text:style-name="T770">public</text:span><text:span text:style-name="T771"><text:s/></text:span><text:span text:style-name="T772">function</text:span><text:span text:style-name="T773"><text:s/></text:span><text:span text:style-name="T774">up</text:span><text:span text:style-name="T775">():<text:s/></text:span><text:span text:style-name="T776">void</text:span></text:p>
      <text:p text:style-name="P777"><text:s text:c="4"/>{</text:p>
      <text:p text:style-name="P778"><text:span text:style-name="T779"><text:s text:c="8"/>Schema::create(</text:span><text:span text:style-name="T780">'vasi_modely'</text:span><text:span text:style-name="T781">,<text:s/></text:span><text:span text:style-name="T782">function</text:span><text:span text:style-name="T783"><text:s/>(Blueprint<text:s/></text:span><text:span text:style-name="T784">$table</text:span><text:span text:style-name="T785">) {</text:span></text:p>
      <text:p text:style-name="P786"><text:span text:style-name="T787"><text:s text:c="12"/></text:span><text:span text:style-name="T788">// Použite ulid() pre primárny kľúč namiesto id() alebo bigIncrements()</text:span></text:p>
      <text:p text:style-name="P789"><text:span text:style-name="T790"><text:s text:c="12"/></text:span><text:span text:style-name="T791">$table</text:span><text:span text:style-name="T792">-&gt;ulid(</text:span><text:span text:style-name="T793">'id'</text:span><text:span text:style-name="T794">)-&gt;primary();<text:s/></text:span></text:p>
      <text:p text:style-name="P795"><text:s text:c="12"/></text:p>
      <text:p text:style-name="P796"><text:span text:style-name="T797"><text:s text:c="12"/></text:span><text:span text:style-name="T798">$table</text:span><text:span text:style-name="T799">-&gt;string(</text:span><text:span text:style-name="T800">'nazov'</text:span><text:span text:style-name="T801">);</text:span></text:p>
      <text:p text:style-name="P802"><text:span text:style-name="T803"><text:s text:c="12"/></text:span><text:span text:style-name="T804">$table</text:span><text:span text:style-name="T805">-&gt;text(</text:span><text:span text:style-name="T806">'popis'</text:span><text:span text:style-name="T807">);</text:span></text:p>
      <text:p text:style-name="P808"><text:span text:style-name="T809"><text:s text:c="12"/></text:span><text:span text:style-name="T810">$table</text:span><text:span text:style-name="T811">-&gt;timestamps();</text:span></text:p>
      <text:p text:style-name="P812"><text:s text:c="8"/>});</text:p>
      <text:soft-page-break/>
      <text:p text:style-name="P813"><text:s text:c="4"/>}</text:p>
      <text:p text:style-name="P814">};</text:p>
      <text:h text:style-name="P815" text:outline-level="2">Krok 2: Použitie Traitu v modeli</text:h>
      <text:p text:style-name="P816"><text:span text:style-name="T817">Pre automatické generovanie ULID pri každom vytvorení nového záznamu v modeli stačí použiť trait<text:s/></text:span><text:span text:style-name="T818">HasUlids</text:span><text:span text:style-name="T819">.</text:span></text:p>
      <text:p text:style-name="P820"><text:span text:style-name="T821">Model (napr.<text:s/></text:span><text:span text:style-name="T822">app/Models/VášModel.php</text:span><text:span text:style-name="T823">):</text:span></text:p>
      <text:p text:style-name="P824"><text:span text:style-name="T825">PHP</text:span></text:p>
      <text:p text:style-name="P826"><text:span text:style-name="T827">namespace</text:span><text:span text:style-name="T828"><text:s/></text:span><text:span text:style-name="T829">App</text:span><text:span text:style-name="T830">\</text:span><text:span text:style-name="T831">Models</text:span><text:span text:style-name="T832">;</text:span></text:p>
      <text:p text:style-name="P833"/>
      <text:p text:style-name="P834"><text:span text:style-name="T835">use</text:span><text:span text:style-name="T836"><text:s/></text:span><text:span text:style-name="T837">Illuminate</text:span><text:span text:style-name="T838">\</text:span><text:span text:style-name="T839">Database</text:span><text:span text:style-name="T840">\</text:span><text:span text:style-name="T841">Eloquent</text:span><text:span text:style-name="T842">\</text:span><text:span text:style-name="T843">Concerns</text:span><text:span text:style-name="T844">\</text:span><text:span text:style-name="T845">HasUlids</text:span><text:span text:style-name="T846">;<text:s/></text:span><text:span text:style-name="T847">// &lt;--- Import Traitu</text:span></text:p>
      <text:p text:style-name="P848"><text:span text:style-name="T849">use</text:span><text:span text:style-name="T850"><text:s/></text:span><text:span text:style-name="T851">Illuminate</text:span><text:span text:style-name="T852">\</text:span><text:span text:style-name="T853">Database</text:span><text:span text:style-name="T854">\</text:span><text:span text:style-name="T855">Eloquent</text:span><text:span text:style-name="T856">\</text:span><text:span text:style-name="T857">Model</text:span><text:span text:style-name="T858">;</text:span></text:p>
      <text:p text:style-name="P859"/>
      <text:p text:style-name="P860"><text:span text:style-name="T861">class</text:span><text:span text:style-name="T862"><text:s/>VášModel<text:s/></text:span><text:span text:style-name="T863">extends</text:span><text:span text:style-name="T864"><text:s/>Model</text:span></text:p>
      <text:p text:style-name="P865">{</text:p>
      <text:p text:style-name="P866"><text:span text:style-name="T867"><text:s text:c="4"/></text:span><text:span text:style-name="T868">use</text:span><text:span text:style-name="T869"><text:s/></text:span><text:span text:style-name="T870">HasUlids</text:span><text:span text:style-name="T871">;<text:s/></text:span><text:span text:style-name="T872">// &lt;--- Použitie Traitu</text:span></text:p>
      <text:p text:style-name="P873"/>
      <text:p text:style-name="P874"><text:span text:style-name="T875"><text:s text:c="4"/></text:span><text:span text:style-name="T876">// Všetko ostatné je rovnaké</text:span></text:p>
      <text:p text:style-name="P877"><text:span text:style-name="T878"><text:s text:c="4"/></text:span><text:span text:style-name="T879">protected</text:span><text:span text:style-name="T880"><text:s/></text:span><text:span text:style-name="T881">$fillable</text:span><text:span text:style-name="T882"><text:s/>= [</text:span><text:span text:style-name="T883">'nazov'</text:span><text:span text:style-name="T884">,<text:s/></text:span><text:span text:style-name="T885">'popis'</text:span><text:span text:style-name="T886">];</text:span></text:p>
      <text:p text:style-name="P887">}</text:p>
      <text:h text:style-name="P888" text:outline-level="3">Ako to funguje</text:h>
      <text:p text:style-name="P889"><text:span text:style-name="T890">Akonáhle použijete<text:s/></text:span><text:span text:style-name="T891">HasUlids</text:span><text:span text:style-name="T892"><text:s/>trait, Laravel automaticky vykoná nasledovné:</text:span></text:p>
      <text:list text:style-name="LFO2" text:continue-numbering="true">
        <text:list-item>
          <text:p text:style-name="P893"><text:span text:style-name="T894">Nastaví atribút<text:s/></text:span><text:span text:style-name="T895">$keyType</text:span><text:span text:style-name="T896"><text:s/>na<text:s/></text:span><text:span text:style-name="T897">'string'</text:span><text:span text:style-name="T898">.</text:span></text:p>
        </text:list-item>
        <text:list-item>
          <text:p text:style-name="P899"><text:span text:style-name="T900">Nastaví atribút<text:s/></text:span><text:span text:style-name="T901">$incrementing</text:span><text:span text:style-name="T902"><text:s/>na<text:s/></text:span><text:span text:style-name="T903">false</text:span><text:span text:style-name="T904">.</text:span></text:p>
        </text:list-item>
        <text:list-item>
          <text:p text:style-name="P905"><text:span text:style-name="T906">Pri každom vytvorení nového modelu (udalosť<text:s/></text:span><text:span text:style-name="T907">creating</text:span><text:span text:style-name="T908">) automaticky priradí stĺpcu<text:s/></text:span><text:span text:style-name="T909">id</text:span><text:span text:style-name="T910"><text:s/>nový reťazec ULID.</text:span></text:p>
        </text:list-item>
      </text:list>
      <text:p text:style-name="P911">Hotovo! Pri volaní:</text:p>
      <text:p text:style-name="P912"><text:span text:style-name="T913">PHP</text:span></text:p>
      <text:p text:style-name="P914"><text:span text:style-name="T915">VášModel::create([</text:span><text:span text:style-name="T916">'nazov'</text:span><text:span text:style-name="T917"><text:s/>=&gt;<text:s/></text:span><text:span text:style-name="T918">'Test'</text:span><text:span text:style-name="T919">,<text:s/></text:span><text:span text:style-name="T920">'popis'</text:span><text:span text:style-name="T921"><text:s/>=&gt;<text:s/></text:span><text:span text:style-name="T922">'Popis'</text:span><text:span text:style-name="T923">]);</text:span></text:p>
      <text:p text:style-name="P924"><text:span text:style-name="T925">bude do databázy vložený záznam s ID podobným tomuto:<text:s/></text:span><text:span text:style-name="T926">01H8X43K2G2B2Z7Z9Z1R0Y6P22</text:span><text:span text:style-name="T927">.</text:span></text:p>
      <text:p text:style-name="P928"><text:span text:style-name="T929"><draw:custom-shape svg:x="0in" svg:y="0in" svg:width="45.51042in" svg:height="0.00139in" draw:z-index="0" draw:id="id4" draw:style-name="a4" draw:name="Horizontal Line 27" text:anchor-type="as-char"><svg:title/><svg:desc/><draw:enhanced-geometry draw:type="non-primitive" svg:viewBox="0 0 21600 21600" draw:enhanced-path="M 0 0 L 21600 0 21600 21600 0 21600 Z N"/></draw:custom-shape></text:span></text:p>
      <text:h text:style-name="P930" text:outline-level="2">Manuálne generovanie ULID</text:h>
      <text:p text:style-name="P931"><text:span text:style-name="T932">Ak potrebujete ULID vygenerovať ručne a uložiť ho do iného stĺpca (nie primárneho kľúča), môžete použiť triedu<text:s/></text:span><text:span text:style-name="T933">Str</text:span><text:span text:style-name="T934"><text:s/>(String Helper):</text:span></text:p>
      <text:p text:style-name="P935"><text:span text:style-name="T936">PHP</text:span></text:p>
      <text:p text:style-name="P937"><text:span text:style-name="T938">use</text:span><text:span text:style-name="T939"><text:s/></text:span><text:span text:style-name="T940">Illuminate</text:span><text:span text:style-name="T941">\</text:span><text:span text:style-name="T942">Support</text:span><text:span text:style-name="T943">\</text:span><text:span text:style-name="T944">Str</text:span><text:span text:style-name="T945">;</text:span></text:p>
      <text:p text:style-name="P946"/>
      <text:p text:style-name="P947"><text:span text:style-name="T948">// Vygeneruje a vráti objekt ULID, ktorý je možné pretypovať na reťazec</text:span></text:p>
      <text:p text:style-name="P949"><text:span text:style-name="T950">$newUlid</text:span><text:span text:style-name="T951"><text:s/>= (</text:span><text:span text:style-name="T952">string</text:span><text:span text:style-name="T953">) Str::ulid();<text:s/></text:span></text:p>
      <text:p text:style-name="P954"/>
      <text:p text:style-name="P955"><text:span text:style-name="T956">// Príklad:</text:span></text:p>
      <text:p text:style-name="P957"><text:span text:style-name="T958">// '01H8X44M2G2B2Z7Z9Z1R0Y6P23'</text:span></text:p>
      <text:p text:style-name="P959">Toto je ekvivalentné vašej požiadavke na získanie jednoznačného identifikátora, ale je to štandardný, dobre podporovaný a testovaný prístup v ekosystéme Laravelu.</text:p>
      <text:p text:style-name="P960"/>
      <text:p text:style-name="P961"><text:span text:style-name="T962">Generovanie a používanie<text:s/></text:span><text:span text:style-name="T963">UUID</text:span><text:span text:style-name="T964"><text:s/>(Universally Unique Identifier) v Laraveli je rovnako jednoduché ako ULID, pretože obe metódy sú natívne podporované pomocou traitu.</text:span></text:p>
      <text:soft-page-break/>
      <text:p text:style-name="P965">UUID sa líši od ULID v tom, že nie je prirodzene zoraditeľný v databáze, ale stále poskytuje globálnu jedinečnosť.</text:p>
      <text:p text:style-name="P966"><text:span text:style-name="T967">Tu je kompletná implementácia pomocou natívneho Laravel traitu<text:s/></text:span><text:span text:style-name="T968">HasUuids</text:span><text:span text:style-name="T969">.</text:span></text:p>
      <text:p text:style-name="P970"><text:span text:style-name="T971"><draw:custom-shape svg:x="0in" svg:y="0in" svg:width="45.51042in" svg:height="0.00139in" draw:z-index="0" draw:id="id5" draw:style-name="a5" draw:name="Horizontal Line 29" text:anchor-type="as-char"><svg:title/><svg:desc/><draw:enhanced-geometry draw:type="non-primitive" svg:viewBox="0 0 21600 21600" draw:enhanced-path="M 0 0 L 21600 0 21600 21600 0 21600 Z N"/></draw:custom-shape></text:span></text:p>
      <text:h text:style-name="P972" text:outline-level="2">1. Príprava databázy (Migrácia)</text:h>
      <text:p text:style-name="P973"><text:span text:style-name="T974">Musíte zmeniť definíciu stĺpca<text:s/></text:span><text:span text:style-name="T975">id</text:span><text:span text:style-name="T976"><text:s/>v migrácii, aby používal typ<text:s/></text:span><text:span text:style-name="T977">uuid</text:span><text:span text:style-name="T978"><text:s/>namiesto automatického inkrementovania.</text:span></text:p>
      <text:p text:style-name="P979"><text:span text:style-name="T980">PHP</text:span></text:p>
      <text:p text:style-name="P981"><text:span text:style-name="T982">use</text:span><text:span text:style-name="T983"><text:s/></text:span><text:span text:style-name="T984">Illuminate</text:span><text:span text:style-name="T985">\</text:span><text:span text:style-name="T986">Database</text:span><text:span text:style-name="T987">\</text:span><text:span text:style-name="T988">Migrations</text:span><text:span text:style-name="T989">\</text:span><text:span text:style-name="T990">Migration</text:span><text:span text:style-name="T991">;</text:span></text:p>
      <text:p text:style-name="P992"><text:span text:style-name="T993">use</text:span><text:span text:style-name="T994"><text:s/></text:span><text:span text:style-name="T995">Illuminate</text:span><text:span text:style-name="T996">\</text:span><text:span text:style-name="T997">Database</text:span><text:span text:style-name="T998">\</text:span><text:span text:style-name="T999">Schema</text:span><text:span text:style-name="T1000">\</text:span><text:span text:style-name="T1001">Blueprint</text:span><text:span text:style-name="T1002">;</text:span></text:p>
      <text:p text:style-name="P1003"><text:span text:style-name="T1004">use</text:span><text:span text:style-name="T1005"><text:s/></text:span><text:span text:style-name="T1006">Illuminate</text:span><text:span text:style-name="T1007">\</text:span><text:span text:style-name="T1008">Support</text:span><text:span text:style-name="T1009">\</text:span><text:span text:style-name="T1010">Facades</text:span><text:span text:style-name="T1011">\</text:span><text:span text:style-name="T1012">Schema</text:span><text:span text:style-name="T1013">;</text:span></text:p>
      <text:p text:style-name="P1014"/>
      <text:p text:style-name="P1015"><text:span text:style-name="T1016">return</text:span><text:span text:style-name="T1017"><text:s/></text:span><text:span text:style-name="T1018">new</text:span><text:span text:style-name="T1019"><text:s/></text:span><text:span text:style-name="T1020">class</text:span><text:span text:style-name="T1021"><text:s/></text:span><text:span text:style-name="T1022">extends</text:span><text:span text:style-name="T1023"><text:s/>Migration</text:span></text:p>
      <text:p text:style-name="P1024">{</text:p>
      <text:p text:style-name="P1025"><text:span text:style-name="T1026"><text:s text:c="4"/></text:span><text:span text:style-name="T1027">public</text:span><text:span text:style-name="T1028"><text:s/></text:span><text:span text:style-name="T1029">function</text:span><text:span text:style-name="T1030"><text:s/></text:span><text:span text:style-name="T1031">up</text:span><text:span text:style-name="T1032">():<text:s/></text:span><text:span text:style-name="T1033">void</text:span></text:p>
      <text:p text:style-name="P1034"><text:s text:c="4"/>{</text:p>
      <text:p text:style-name="P1035"><text:span text:style-name="T1036"><text:s text:c="8"/>Schema::create(</text:span><text:span text:style-name="T1037">'vasi_modely'</text:span><text:span text:style-name="T1038">,<text:s/></text:span><text:span text:style-name="T1039">function</text:span><text:span text:style-name="T1040"><text:s/>(Blueprint<text:s/></text:span><text:span text:style-name="T1041">$table</text:span><text:span text:style-name="T1042">) {</text:span></text:p>
      <text:p text:style-name="P1043"><text:span text:style-name="T1044"><text:s text:c="12"/></text:span><text:span text:style-name="T1045">// Použite uuid() pre primárny kľúč namiesto id()</text:span></text:p>
      <text:p text:style-name="P1046"><text:span text:style-name="T1047"><text:s text:c="12"/></text:span><text:span text:style-name="T1048">$table</text:span><text:span text:style-name="T1049">-&gt;uuid(</text:span><text:span text:style-name="T1050">'id'</text:span><text:span text:style-name="T1051">)-&gt;primary();<text:s/></text:span></text:p>
      <text:p text:style-name="P1052"><text:s text:c="12"/></text:p>
      <text:p text:style-name="P1053"><text:span text:style-name="T1054"><text:s text:c="12"/></text:span><text:span text:style-name="T1055">$table</text:span><text:span text:style-name="T1056">-&gt;string(</text:span><text:span text:style-name="T1057">'nazov'</text:span><text:span text:style-name="T1058">);</text:span></text:p>
      <text:p text:style-name="P1059"><text:span text:style-name="T1060"><text:s text:c="12"/></text:span><text:span text:style-name="T1061">$table</text:span><text:span text:style-name="T1062">-&gt;timestamps();</text:span></text:p>
      <text:p text:style-name="P1063"><text:s text:c="8"/>});</text:p>
      <text:p text:style-name="P1064"><text:s text:c="4"/>}</text:p>
      <text:p text:style-name="P1065"/>
      <text:p text:style-name="P1066"><text:span text:style-name="T1067"><text:s text:c="4"/></text:span><text:span text:style-name="T1068">// Odporúčam, ak už máte spustenú migráciu, použiť migrate:fresh.</text:span></text:p>
      <text:p text:style-name="P1069"><text:span text:style-name="T1070"><text:s text:c="4"/></text:span><text:span text:style-name="T1071">// Ak prechádzate z int ID na UUID, ide o zložitejší proces.</text:span></text:p>
      <text:p text:style-name="P1072">};</text:p>
      <text:h text:style-name="P1073" text:outline-level="2">2. Použitie Traitu v modeli</text:h>
      <text:p text:style-name="P1074"><text:span text:style-name="T1075">Pre automatické generovanie UUID pri každom vytvorení záznamu v modeli stačí použiť trait<text:s/></text:span><text:span text:style-name="T1076">HasUuids</text:span><text:span text:style-name="T1077">.</text:span></text:p>
      <text:p text:style-name="P1078"><text:span text:style-name="T1079">Model (napr.<text:s/></text:span><text:span text:style-name="T1080">app/Models/VášModel.php</text:span><text:span text:style-name="T1081">):</text:span></text:p>
      <text:p text:style-name="P1082"><text:span text:style-name="T1083">PHP</text:span></text:p>
      <text:p text:style-name="P1084"><text:span text:style-name="T1085">namespace</text:span><text:span text:style-name="T1086"><text:s/></text:span><text:span text:style-name="T1087">App</text:span><text:span text:style-name="T1088">\</text:span><text:span text:style-name="T1089">Models</text:span><text:span text:style-name="T1090">;</text:span></text:p>
      <text:p text:style-name="P1091"/>
      <text:p text:style-name="P1092"><text:span text:style-name="T1093">use</text:span><text:span text:style-name="T1094"><text:s/></text:span><text:span text:style-name="T1095">Illuminate</text:span><text:span text:style-name="T1096">\</text:span><text:span text:style-name="T1097">Database</text:span><text:span text:style-name="T1098">\</text:span><text:span text:style-name="T1099">Eloquent</text:span><text:span text:style-name="T1100">\</text:span><text:span text:style-name="T1101">Concerns</text:span><text:span text:style-name="T1102">\</text:span><text:span text:style-name="T1103">HasUuids</text:span><text:span text:style-name="T1104">;<text:s/></text:span><text:span text:style-name="T1105">// &lt;--- Import Traitu</text:span></text:p>
      <text:p text:style-name="P1106"><text:span text:style-name="T1107">use</text:span><text:span text:style-name="T1108"><text:s/></text:span><text:span text:style-name="T1109">Illuminate</text:span><text:span text:style-name="T1110">\</text:span><text:span text:style-name="T1111">Database</text:span><text:span text:style-name="T1112">\</text:span><text:span text:style-name="T1113">Eloquent</text:span><text:span text:style-name="T1114">\</text:span><text:span text:style-name="T1115">Model</text:span><text:span text:style-name="T1116">;</text:span></text:p>
      <text:p text:style-name="P1117"/>
      <text:p text:style-name="P1118"><text:span text:style-name="T1119">class</text:span><text:span text:style-name="T1120"><text:s/>VášModel<text:s/></text:span><text:span text:style-name="T1121">extends</text:span><text:span text:style-name="T1122"><text:s/>Model</text:span></text:p>
      <text:p text:style-name="P1123">{</text:p>
      <text:p text:style-name="P1124"><text:span text:style-name="T1125"><text:s text:c="4"/></text:span><text:span text:style-name="T1126">use</text:span><text:span text:style-name="T1127"><text:s/></text:span><text:span text:style-name="T1128">HasUuids</text:span><text:span text:style-name="T1129">;<text:s/></text:span><text:span text:style-name="T1130">// &lt;--- Použitie Traitu</text:span></text:p>
      <text:p text:style-name="P1131"/>
      <text:p text:style-name="P1132"><text:span text:style-name="T1133"><text:s text:c="4"/></text:span><text:span text:style-name="T1134">// Vďaka tomuto Traitu nemusíte definovať</text:span></text:p>
      <text:p text:style-name="P1135"><text:span text:style-name="T1136"><text:s text:c="4"/></text:span><text:span text:style-name="T1137">// protected $keyType = 'string';</text:span></text:p>
      <text:p text:style-name="P1138"><text:span text:style-name="T1139"><text:s text:c="4"/></text:span><text:span text:style-name="T1140">// public $incrementing = false;<text:s/></text:span></text:p>
      <text:p text:style-name="P1141"><text:span text:style-name="T1142"><text:s text:c="4"/></text:span><text:span text:style-name="T1143">// ... pretože HasUuids sa o to postará automaticky.</text:span></text:p>
      <text:p text:style-name="P1144"><text:s text:c="4"/></text:p>
      <text:p text:style-name="P1145"><text:span text:style-name="T1146"><text:s text:c="4"/></text:span><text:span text:style-name="T1147">protected</text:span><text:span text:style-name="T1148"><text:s/></text:span><text:span text:style-name="T1149">$fillable</text:span><text:span text:style-name="T1150"><text:s/>= [</text:span><text:span text:style-name="T1151">'nazov'</text:span><text:span text:style-name="T1152">];</text:span></text:p>
      <text:p text:style-name="P1153">}</text:p>
      <text:h text:style-name="P1154" text:outline-level="3">Ako to funguje</text:h>
      <text:p text:style-name="P1155"><text:span text:style-name="T1156">Akonáhle použijete<text:s/></text:span><text:span text:style-name="T1157">HasUuids</text:span><text:span text:style-name="T1158"><text:s/>trait:</text:span></text:p>
      <text:soft-page-break/>
      <text:list text:style-name="LFO3" text:continue-numbering="true">
        <text:list-item>
          <text:p text:style-name="P1159"><text:span text:style-name="T1160">Pri každom volaní metód ako<text:s/></text:span><text:span text:style-name="T1161">VášModel::create()</text:span><text:span text:style-name="T1162"><text:s/>alebo<text:s/></text:span><text:span text:style-name="T1163">new VášModel()-&gt;save()</text:span><text:span text:style-name="T1164"><text:s/>sa automaticky vygeneruje a priradí UUID v4 do primárneho kľúča (</text:span><text:span text:style-name="T1165">id</text:span><text:span text:style-name="T1166">).</text:span></text:p>
        </text:list-item>
        <text:list-item>
          <text:p text:style-name="P1167">Filament (alebo akýkoľvek iný kód pracujúci s Eloquentom) bude vedieť, že ID je reťazec, a nie číslo.</text:p>
        </text:list-item>
      </text:list>
      <text:p text:style-name="P1168"><text:span text:style-name="T1169">Po vytvorení záznamu bude mať ID formát UUID v4, napríklad:<text:s/></text:span><text:span text:style-name="T1170">44af64e4-75c1-4b1f-9978-838634e20760</text:span><text:span text:style-name="T1171">.</text:span></text:p>
      <text:p text:style-name="P1172"><text:span text:style-name="T1173"><draw:custom-shape svg:x="0in" svg:y="0in" svg:width="45.51042in" svg:height="0.00139in" draw:z-index="0" draw:id="id6" draw:style-name="a6" draw:name="Horizontal Line 30" text:anchor-type="as-char"><svg:title/><svg:desc/><draw:enhanced-geometry draw:type="non-primitive" svg:viewBox="0 0 21600 21600" draw:enhanced-path="M 0 0 L 21600 0 21600 21600 0 21600 Z N"/></draw:custom-shape></text:span></text:p>
      <text:h text:style-name="P1174" text:outline-level="2">3. Manuálne generovanie UUID</text:h>
      <text:p text:style-name="P1175"><text:span text:style-name="T1176">Ak potrebujete UUID vygenerovať pre iný stĺpec (napr.<text:s/></text:span><text:span text:style-name="T1177">public_id</text:span><text:span text:style-name="T1178">) alebo ručne v inej časti kódu, použite<text:s/></text:span><text:span text:style-name="T1179">Str::uuid()</text:span><text:span text:style-name="T1180">:</text:span></text:p>
      <text:p text:style-name="P1181"><text:span text:style-name="T1182">PHP</text:span></text:p>
      <text:p text:style-name="P1183"><text:span text:style-name="T1184">use</text:span><text:span text:style-name="T1185"><text:s/></text:span><text:span text:style-name="T1186">Illuminate</text:span><text:span text:style-name="T1187">\</text:span><text:span text:style-name="T1188">Support</text:span><text:span text:style-name="T1189">\</text:span><text:span text:style-name="T1190">Str</text:span><text:span text:style-name="T1191">;</text:span></text:p>
      <text:p text:style-name="P1192"/>
      <text:p text:style-name="P1193"><text:span text:style-name="T1194">// Vygeneruje a vráti objekt UUID (ktorý sa pretypovaním zmení na reťazec)</text:span></text:p>
      <text:p text:style-name="P1195"><text:span text:style-name="T1196">$newUuid</text:span><text:span text:style-name="T1197"><text:s/>= (</text:span><text:span text:style-name="T1198">string</text:span><text:span text:style-name="T1199">) Str::uuid();<text:s/></text:span></text:p>
      <text:p text:style-name="P1200"><text:span text:style-name="T1201">Odporúčanie:</text:span><text:span text:style-name="T1202"><text:s/>Aj keď je UUID skvelý pre jedinečnosť, ak začínate nový projekt a chcete mať ID, ktoré je zároveň efektívne pre MySQL indexovanie a prirodzené radenie,<text:s/></text:span><text:span text:style-name="T1203">ULID (</text:span><text:span text:style-name="T1204">HasUlids</text:span><text:span text:style-name="T1205">) je často lepšia voľba</text:span><text:span text:style-name="T1206"><text:s/>ako UUID v4 (</text:span><text:span text:style-name="T1207">HasUuids</text:span><text:span text:style-name="T1208">).</text:span></text:p>
      <text:p text:style-name="P1209"/>
      <text:p text:style-name="P1210"/>
      <text:p text:style-name="P1211"/>
      <text:p text:style-name="P1212"/>
      <text:p text:style-name="P1213"/>
      <text:p text:style-name="P1214"/>
      <text:p text:style-name="P1215"/>
      <text:p text:style-name="P1216"><text:span text:style-name="T1217">Na základe vášho existujúceho PHP kódu, ktorý používa knižnicu<text:s/></text:span><text:span text:style-name="T1218">TCPDF</text:span><text:span text:style-name="T1219">, a s cieľom prejsť na moderný prístup v Laraveli/Filamente, existujú dva hlavné a odporúčané spôsoby, ako generovať PDF s rovnakým rozložením.</text:span></text:p>
      <text:p text:style-name="P1220">Vo Filamente sa na generovanie PDF súborov (či už vo forme stiahnutia zo stránky, alebo ako akcia v tabuľke) zvyčajne používajú balíky tretích strán, pretože Laravel nemá natívny PDF generátor.</text:p>
      <text:h text:style-name="P1221" text:outline-level="2"><text:span text:style-name="T1222">Odporúčaná metóda v Laraveli: Použitie<text:s/></text:span><text:span text:style-name="T1223">Dompdf</text:span><text:span text:style-name="T1224"><text:s/>alebo<text:s/></text:span><text:span text:style-name="T1225">Laravel Snappy</text:span></text:h>
      <text:p text:style-name="P1226">Aj keď váš pôvodný kód používa TCPDF, v Laravel/PHP ekosystéme sú populárnejšie a často jednoduchšie na použitie knižnice, ktoré konvertujú HTML/Blade šablóny priamo na PDF.</text:p>
      <text:h text:style-name="P1227" text:outline-level="3"><text:span text:style-name="T1228">1. Použitie balíka<text:s/></text:span><text:span text:style-name="T1229">Laravel-Dompdf</text:span><text:span text:style-name="T1230"><text:s/>(Najjednoduchšie)</text:span></text:h>
      <text:p text:style-name="P1231">Tento balík konvertuje vaše Blade šablóny priamo do PDF. Je to najrýchlejší spôsob, ako prejsť z PHP kódu do Laravelu.</text:p>
      <text:h text:style-name="P1232" text:outline-level="4">Krok 1: Inštalácia</text:h>
      <text:p text:style-name="P1233"><text:span text:style-name="T1234">Bash</text:span></text:p>
      <text:p text:style-name="P1235">composer require barryvdh/laravel-dompdf</text:p>
      <text:h text:style-name="P1236" text:outline-level="4">Krok 2: Vytvorenie Blade šablóny</text:h>
      <text:soft-page-break/>
      <text:p text:style-name="P1237"><text:span text:style-name="T1238">Vytvorte si Blade šablónu (napr.<text:s/></text:span><text:span text:style-name="T1239">resources/views/pdfs/evidencny_listok.blade.php</text:span><text:span text:style-name="T1240">), ktorá obsahuje presne tú HTML tabuľku a CSS, akú ste mali v pôvodnom<text:s/></text:span><text:span text:style-name="T1241">tlac_ev_listka.php</text:span><text:span text:style-name="T1242"><text:s/>súbore (ale bez PHP volaní):</text:span></text:p>
      <text:p text:style-name="P1243"><text:span text:style-name="T1244">Blade</text:span></text:p>
      <text:p text:style-name="P1245">&lt;!DOCTYPE html&gt;</text:p>
      <text:p text:style-name="P1246">&lt;html&gt;</text:p>
      <text:p text:style-name="P1247">&lt;head&gt;</text:p>
      <text:p text:style-name="P1248"><text:s text:c="4"/>&lt;meta http-equiv="Content-Type" content="text/html; charset=utf-8"/&gt;</text:p>
      <text:p text:style-name="P1249"><text:s text:c="4"/>&lt;title&gt;Evidenčný lístok&lt;/title&gt;</text:p>
      <text:p text:style-name="P1250"><text:s text:c="4"/>{{-- Dompdf je citlivý na CSS, použite interné štýly alebo jednoduché inline štýly --}}</text:p>
      <text:p text:style-name="P1251"><text:s text:c="4"/>&lt;style&gt;</text:p>
      <text:p text:style-name="P1252"><text:s text:c="8"/>body { font-family: DejaVu Sans, sans-serif; }</text:p>
      <text:p text:style-name="P1253"><text:s text:c="8"/>.evidencny-listok-tabulka {<text:s/></text:p>
      <text:p text:style-name="P1254"><text:s text:c="12"/>width: 300px;<text:s/></text:p>
      <text:p text:style-name="P1255"><text:s text:c="12"/>border-collapse: collapse;<text:s/></text:p>
      <text:p text:style-name="P1256"><text:s text:c="12"/>font-size: 8px;<text:s/></text:p>
      <text:p text:style-name="P1257"><text:s text:c="12"/>/* V Dompdf nefunguje float ani background-image v &lt;td&gt; tak, ako v TCPDF */</text:p>
      <text:p text:style-name="P1258"><text:s text:c="8"/>}</text:p>
      <text:p text:style-name="P1259"><text:s text:c="8"/>.evidencny-listok-tabulka td {</text:p>
      <text:p text:style-name="P1260"><text:s text:c="12"/>border: 1px solid black;</text:p>
      <text:p text:style-name="P1261"><text:s text:c="12"/>padding: 2px;</text:p>
      <text:p text:style-name="P1262"><text:s text:c="8"/>}</text:p>
      <text:p text:style-name="P1263"><text:s text:c="8"/>.hlavicka {</text:p>
      <text:p text:style-name="P1264"><text:s text:c="13"/>/* Pre vytvorenie podobnej hlavičky použite logo ako samostatný riadok v tabuľke */</text:p>
      <text:p text:style-name="P1265"><text:s text:c="13"/>text-align: center;</text:p>
      <text:p text:style-name="P1266"><text:s text:c="13"/>font-size: 10px;</text:p>
      <text:p text:style-name="P1267"><text:s text:c="13"/>font-weight: bold;</text:p>
      <text:p text:style-name="P1268"><text:s text:c="8"/>}</text:p>
      <text:p text:style-name="P1269"><text:s text:c="4"/>&lt;/style&gt;</text:p>
      <text:p text:style-name="P1270">&lt;/head&gt;</text:p>
      <text:p text:style-name="P1271">&lt;body&gt;</text:p>
      <text:p text:style-name="P1272"/>
      <text:p text:style-name="P1273"><text:s text:c="4"/>&lt;h1&gt;Evidenčný lístok matky&lt;/h1&gt;</text:p>
      <text:p text:style-name="P1274"/>
      <text:p text:style-name="P1275"><text:s text:c="4"/>&lt;table class="evidencny-listok-tabulka" cellspacing="0" cellpadding="0"&gt;</text:p>
      <text:p text:style-name="P1276"><text:s text:c="8"/>{{-- HLAVIČKA S LOGOM/NÁZVOM --}}</text:p>
      <text:p text:style-name="P1277"><text:s text:c="8"/>&lt;tr&gt;</text:p>
      <text:p text:style-name="P1278"><text:s text:c="12"/>&lt;td colspan="2" class="hlavicka"&gt;</text:p>
      <text:p text:style-name="P1279"><text:s text:c="16"/>{{-- Logo sa musí načítať buď z verejnej cesty, alebo konvertovať na Base64 --}}</text:p>
      <text:p text:style-name="P1280"><text:s text:c="16"/>{{-- &lt;img src="{{ public_path('images/sca5.png') }}" alt="" width="50" height="57"&gt; --}}</text:p>
      <text:p text:style-name="P1281"><text:s text:c="16"/>EVIDENČNÝ LÍSTOK MATKY&lt;br&gt;Názov chovu včelích matiek&lt;br&gt;</text:p>
      <text:p text:style-name="P1282"><text:s text:c="16"/>{{ $typ_chovu }}&lt;br&gt;{{ $meno }} &lt;br&gt;{{ $adresa }}</text:p>
      <text:p text:style-name="P1283"><text:s text:c="12"/>&lt;/td&gt;</text:p>
      <text:p text:style-name="P1284"><text:s text:c="8"/>&lt;/tr&gt;</text:p>
      <text:p text:style-name="P1285"><text:s text:c="8"/></text:p>
      <text:p text:style-name="P1286"><text:s text:c="8"/>{{-- ÚDAJE --}}</text:p>
      <text:p text:style-name="P1287"><text:s text:c="8"/>&lt;tr&gt;</text:p>
      <text:p text:style-name="P1288"><text:s text:c="12"/>&lt;td colspan="2" style="text-align: center"&gt;Evidenčné číslo matky&lt;/td&gt;</text:p>
      <text:p text:style-name="P1289"><text:s text:c="8"/>&lt;/tr&gt;</text:p>
      <text:p text:style-name="P1290"><text:s text:c="8"/>&lt;tr&gt;</text:p>
      <text:p text:style-name="P1291"><text:s text:c="12"/>&lt;td colspan="2" style="text-align: center"&gt;{{ $evidencne_cislo }}&lt;/td&gt;</text:p>
      <text:p text:style-name="P1292"><text:s text:c="8"/>&lt;/tr&gt;</text:p>
      <text:p text:style-name="P1293"><text:s text:c="8"/>&lt;tr&gt;</text:p>
      <text:p text:style-name="P1294"><text:s text:c="12"/>&lt;td width="150" style="text-align: center"&gt;Mama matky:&lt;/td&gt;</text:p>
      <text:p text:style-name="P1295"><text:s text:c="12"/>&lt;td width="150" style="text-align: center"&gt;{{ $mama_matky }}&lt;/td&gt;</text:p>
      <text:p text:style-name="P1296"><text:s text:c="8"/>&lt;/tr&gt;</text:p>
      <text:p text:style-name="P1297"><text:s text:c="8"/>{{-- Doplňte zvyšok riadkov... --}}</text:p>
      <text:soft-page-break/>
      <text:p text:style-name="P1298"><text:s text:c="8"/>&lt;tr&gt;</text:p>
      <text:p text:style-name="P1299"><text:s text:c="12"/>&lt;td style="text-align: center"&gt;Otec matky:&lt;/td&gt;</text:p>
      <text:p text:style-name="P1300"><text:s text:c="12"/>&lt;td style="text-align: center"&gt;{{ $otec_matky }}&lt;/td&gt;</text:p>
      <text:p text:style-name="P1301"><text:s text:c="8"/>&lt;/tr&gt;</text:p>
      <text:p text:style-name="P1302"><text:s text:c="8"/>&lt;tr&gt;</text:p>
      <text:p text:style-name="P1303"><text:s text:c="12"/>&lt;td style="text-align: center"&gt;expedícia dňa: {{ $datum_expedicie }}&lt;/td&gt;</text:p>
      <text:p text:style-name="P1304"><text:s text:c="12"/>&lt;td style="text-align: left;"&gt;podpis:<text:s/></text:p>
      <text:p text:style-name="P1305"><text:s text:c="16"/>{{-- Ak máte base64 podpis v premennej, použite ho tu: --}}</text:p>
      <text:p text:style-name="P1306"><text:s text:c="16"/>{{-- &lt;img src="data:image/png;base64,{{ $podpis_base64 }}" alt="" width="70" height="20"&gt; --}}</text:p>
      <text:p text:style-name="P1307"><text:s text:c="12"/>&lt;/td&gt;</text:p>
      <text:p text:style-name="P1308"><text:s text:c="8"/>&lt;/tr&gt;</text:p>
      <text:p text:style-name="P1309"><text:s text:c="4"/>&lt;/table&gt;</text:p>
      <text:p text:style-name="P1310"/>
      <text:p text:style-name="P1311">&lt;/body&gt;</text:p>
      <text:p text:style-name="P1312">&lt;/html&gt;</text:p>
      <text:h text:style-name="P1313" text:outline-level="4">Krok 3: Kontrolér (alebo Filament Action)</text:h>
      <text:p text:style-name="P1314"><text:span text:style-name="T1315">Nahraďte databázové a PHP volania v pôvodnom kóde (ktoré ste mali v<text:s/></text:span><text:span text:style-name="T1316">tlac_ev_listka.php</text:span><text:span text:style-name="T1317">) čistým Laravel kódom v Kontroléri alebo Filament Action:</text:span></text:p>
      <text:p text:style-name="P1318"><text:span text:style-name="T1319">PHP</text:span></text:p>
      <text:p text:style-name="P1320"><text:span text:style-name="T1321">use</text:span><text:span text:style-name="T1322"><text:s/></text:span><text:span text:style-name="T1323">App</text:span><text:span text:style-name="T1324">\</text:span><text:span text:style-name="T1325">Models</text:span><text:span text:style-name="T1326">\</text:span><text:span text:style-name="T1327">Matka</text:span><text:span text:style-name="T1328">;</text:span></text:p>
      <text:p text:style-name="P1329"><text:span text:style-name="T1330">use</text:span><text:span text:style-name="T1331"><text:s/></text:span><text:span text:style-name="T1332">PDF</text:span><text:span text:style-name="T1333">;<text:s/></text:span><text:span text:style-name="T1334">// Alias pre Dompdf</text:span></text:p>
      <text:p text:style-name="P1335"/>
      <text:p text:style-name="P1336"><text:span text:style-name="T1337">// Získanie dát z databázy (napr. v metóde Kontroléra alebo vo Filament Action)</text:span></text:p>
      <text:p text:style-name="P1338"><text:span text:style-name="T1339">$matka</text:span><text:span text:style-name="T1340"><text:s/>= Matka::findOrFail(</text:span><text:span text:style-name="T1341">$id_matka</text:span><text:span text:style-name="T1342">);<text:s/></text:span></text:p>
      <text:p text:style-name="P1343"><text:span text:style-name="T1344">$chovatel</text:span><text:span text:style-name="T1345"><text:s/>=<text:s/></text:span><text:span text:style-name="T1346">$matka</text:span><text:span text:style-name="T1347">-&gt;chovatel;<text:s/></text:span><text:span text:style-name="T1348">// Predpokladáme reláciu</text:span></text:p>
      <text:p text:style-name="P1349"/>
      <text:p text:style-name="P1350"><text:span text:style-name="T1351">// Príprava dát pre Blade šablónu</text:span></text:p>
      <text:p text:style-name="P1352"><text:span text:style-name="T1353">$data</text:span><text:span text:style-name="T1354"><text:s/>= [</text:span></text:p>
      <text:p text:style-name="P1355"><text:span text:style-name="T1356"><text:s text:c="4"/></text:span><text:span text:style-name="T1357">'typ_chovu'</text:span><text:span text:style-name="T1358"><text:s/>=&gt;<text:s/></text:span><text:span text:style-name="T1359">$matka</text:span><text:span text:style-name="T1360">-&gt;chovatelRok-&gt;typ_chovu,</text:span></text:p>
      <text:p text:style-name="P1361"><text:span text:style-name="T1362"><text:s text:c="4"/></text:span><text:span text:style-name="T1363">'meno'</text:span><text:span text:style-name="T1364"><text:s/>=&gt;<text:s/></text:span><text:span text:style-name="T1365">$chovatel</text:span><text:span text:style-name="T1366">-&gt;titul .<text:s/></text:span><text:span text:style-name="T1367">' '</text:span><text:span text:style-name="T1368"><text:s/>.<text:s/></text:span><text:span text:style-name="T1369">$chovatel</text:span><text:span text:style-name="T1370">-&gt;meno .<text:s/></text:span><text:span text:style-name="T1371">' '</text:span><text:span text:style-name="T1372"><text:s/>.<text:s/></text:span><text:span text:style-name="T1373">$chovatel</text:span><text:span text:style-name="T1374">-&gt;priezvisko,</text:span></text:p>
      <text:p text:style-name="P1375"><text:span text:style-name="T1376"><text:s text:c="4"/></text:span><text:span text:style-name="T1377">'adresa'</text:span><text:span text:style-name="T1378"><text:s/>=&gt;<text:s/></text:span><text:span text:style-name="T1379">$chovatel</text:span><text:span text:style-name="T1380">-&gt;adresa .<text:s/></text:span><text:span text:style-name="T1381">', '</text:span><text:span text:style-name="T1382"><text:s/>.<text:s/></text:span><text:span text:style-name="T1383">$chovatel</text:span><text:span text:style-name="T1384">-&gt;mesto,</text:span></text:p>
      <text:p text:style-name="P1385"><text:span text:style-name="T1386"><text:s text:c="4"/></text:span><text:span text:style-name="T1387">'evidencne_cislo'</text:span><text:span text:style-name="T1388"><text:s/>=&gt;<text:s/></text:span><text:span text:style-name="T1389">$matka</text:span><text:span text:style-name="T1390">-&gt;evidencne_cislo,</text:span></text:p>
      <text:p text:style-name="P1391"><text:span text:style-name="T1392"><text:s text:c="4"/></text:span><text:span text:style-name="T1393">'mama_matky'</text:span><text:span text:style-name="T1394"><text:s/>=&gt;<text:s/></text:span><text:span text:style-name="T1395">$matka</text:span><text:span text:style-name="T1396">-&gt;mama_matky,</text:span></text:p>
      <text:p text:style-name="P1397"><text:span text:style-name="T1398"><text:s text:c="4"/></text:span><text:span text:style-name="T1399">'otec_matky'</text:span><text:span text:style-name="T1400"><text:s/>=&gt;<text:s/></text:span><text:span text:style-name="T1401">$matka</text:span><text:span text:style-name="T1402">-&gt;otec_matky,</text:span></text:p>
      <text:p text:style-name="P1403"><text:span text:style-name="T1404"><text:s text:c="4"/></text:span><text:span text:style-name="T1405">'datum_expedicie'</text:span><text:span text:style-name="T1406"><text:s/>=&gt; \Carbon\Carbon::parse(</text:span><text:span text:style-name="T1407">$matka</text:span><text:span text:style-name="T1408">-&gt;datum_expedicie)-&gt;format(</text:span><text:span text:style-name="T1409">'d.m.Y'</text:span><text:span text:style-name="T1410">),</text:span></text:p>
      <text:p text:style-name="P1411"><text:span text:style-name="T1412"><text:s text:c="4"/></text:span><text:span text:style-name="T1413">// ... a všetky ostatné premenné</text:span></text:p>
      <text:p text:style-name="P1414">];</text:p>
      <text:p text:style-name="P1415"/>
      <text:p text:style-name="P1416"><text:span text:style-name="T1417">// Generovanie PDF</text:span></text:p>
      <text:p text:style-name="P1418"><text:span text:style-name="T1419">$pdf</text:span><text:span text:style-name="T1420"><text:s/>= PDF::loadView(</text:span><text:span text:style-name="T1421">'pdfs.evidencny_listok'</text:span><text:span text:style-name="T1422">,<text:s/></text:span><text:span text:style-name="T1423">$data</text:span><text:span text:style-name="T1424">);</text:span></text:p>
      <text:p text:style-name="P1425"/>
      <text:p text:style-name="P1426"><text:span text:style-name="T1427">// Zobrazenie v prehliadači ('I' ako vo vašom pôvodnom kóde)</text:span></text:p>
      <text:p text:style-name="P1428"><text:span text:style-name="T1429">return</text:span><text:span text:style-name="T1430"><text:s/></text:span><text:span text:style-name="T1431">$pdf</text:span><text:span text:style-name="T1432">-&gt;stream(</text:span><text:span text:style-name="T1433">'evidencny_listok.pdf'</text:span><text:span text:style-name="T1434">);</text:span></text:p>
      <text:p text:style-name="P1435"/>
      <text:p text:style-name="P1436"><text:span text:style-name="T1437">// Alebo stiahnutie</text:span></text:p>
      <text:p text:style-name="P1438"><text:span text:style-name="T1439">// return $pdf-&gt;download('evidencny_listok.pdf');</text:span></text:p>
      <text:p text:style-name="P1440"><text:span text:style-name="T1441"><draw:custom-shape svg:x="0in" svg:y="0in" svg:width="45.51042in" svg:height="0.00139in" draw:z-index="0" draw:id="id7" draw:style-name="a7" draw:name="Horizontal Line 64" text:anchor-type="as-char"><svg:title/><svg:desc/><draw:enhanced-geometry draw:type="non-primitive" svg:viewBox="0 0 21600 21600" draw:enhanced-path="M 0 0 L 21600 0 21600 21600 0 21600 Z N"/></draw:custom-shape></text:span></text:p>
      <text:h text:style-name="P1442" text:outline-level="2">2. Použitie TCPDF v Laraveli (Ak je TCPDF podmienkou)</text:h>
      <text:p text:style-name="P1443">Ak musíte zostať pri TCPDF, pretože má špecifické funkcie, ktoré Dompdf nemá (napr. pokročilé nastavenia kórejských fontov), použijete balík, ktorý ho integruje:</text:p>
      <text:soft-page-break/>
      <text:h text:style-name="P1444" text:outline-level="4">Krok 1: Inštalácia TCPDF balíka</text:h>
      <text:p text:style-name="P1445"><text:span text:style-name="T1446">Bash</text:span></text:p>
      <text:p text:style-name="P1447">composer require elibyy/tcpdf-laravel</text:p>
      <text:h text:style-name="P1448" text:outline-level="4">Krok 2: Konverzia kódu</text:h>
      <text:p text:style-name="P1449"><text:span text:style-name="T1450">Váš existujúci PHP kód s TCPDF je takmer pripravený na použitie, no musíte ho presunúť do Kontroléra alebo Action a nahradiť vlastné volania<text:s/></text:span><text:span text:style-name="T1451">Db::queryOne</text:span><text:span text:style-name="T1452"><text:s/>za<text:s/></text:span><text:span text:style-name="T1453">Laravel Eloquent</text:span><text:span text:style-name="T1454"><text:s/>volania, aby ste dodržali štandardy Laravelu.</text:span></text:p>
      <text:p text:style-name="P1455"><text:span text:style-name="T1456">PHP</text:span></text:p>
      <text:p text:style-name="P1457"><text:span text:style-name="T1458">// Váš Controller alebo Filament Action</text:span></text:p>
      <text:p text:style-name="P1459"><text:span text:style-name="T1460">use</text:span><text:span text:style-name="T1461"><text:s/></text:span><text:span text:style-name="T1462">PDF</text:span><text:span text:style-name="T1463">;<text:s/></text:span><text:span text:style-name="T1464">// Alias pre TCPDF Laravel balík</text:span></text:p>
      <text:p text:style-name="P1465"><text:span text:style-name="T1466">use</text:span><text:span text:style-name="T1467"><text:s/></text:span><text:span text:style-name="T1468">App</text:span><text:span text:style-name="T1469">\</text:span><text:span text:style-name="T1470">Models</text:span><text:span text:style-name="T1471">\</text:span><text:span text:style-name="T1472">Matka</text:span><text:span text:style-name="T1473">;</text:span></text:p>
      <text:p text:style-name="P1474"><text:span text:style-name="T1475">use</text:span><text:span text:style-name="T1476"><text:s/></text:span><text:span text:style-name="T1477">App</text:span><text:span text:style-name="T1478">\</text:span><text:span text:style-name="T1479">Models</text:span><text:span text:style-name="T1480">\</text:span><text:span text:style-name="T1481">ChovatelMatiek</text:span><text:span text:style-name="T1482">;</text:span></text:p>
      <text:p text:style-name="P1483"><text:span text:style-name="T1484">// ...</text:span></text:p>
      <text:p text:style-name="P1485"/>
      <text:p text:style-name="P1486"><text:span text:style-name="T1487">public</text:span><text:span text:style-name="T1488"><text:s/></text:span><text:span text:style-name="T1489">function</text:span><text:span text:style-name="T1490"><text:s/></text:span><text:span text:style-name="T1491">tlacEvidencnehoListka</text:span><text:span text:style-name="T1492">(</text:span><text:span text:style-name="T1493">string</text:span><text:span text:style-name="T1494"><text:s/></text:span><text:span text:style-name="T1495">$evidencne_cislo</text:span><text:span text:style-name="T1496">)<text:s/></text:span></text:p>
      <text:p text:style-name="P1497">{</text:p>
      <text:p text:style-name="P1498"><text:span text:style-name="T1499"><text:s text:c="4"/></text:span><text:span text:style-name="T1500">// Získavanie dát pomocou Eloquentu, nie surového DB::queryOne</text:span></text:p>
      <text:p text:style-name="P1501"><text:span text:style-name="T1502"><text:s text:c="4"/></text:span><text:span text:style-name="T1503">$matka</text:span><text:span text:style-name="T1504"><text:s/>= Matka::where(</text:span><text:span text:style-name="T1505">'evidencne_cislo'</text:span><text:span text:style-name="T1506">,<text:s/></text:span><text:span text:style-name="T1507">$evidencne_cislo</text:span><text:span text:style-name="T1508">)-&gt;firstOrFail();</text:span></text:p>
      <text:p text:style-name="P1509"><text:span text:style-name="T1510"><text:s text:c="4"/></text:span><text:span text:style-name="T1511">$chovatel</text:span><text:span text:style-name="T1512"><text:s/>= ChovatelMatiek::where(</text:span><text:span text:style-name="T1513">'skratka_chovu'</text:span><text:span text:style-name="T1514">,<text:s/></text:span><text:span text:style-name="T1515">$matka</text:span><text:span text:style-name="T1516">-&gt;skratka_chovu)-&gt;firstOrFail();</text:span></text:p>
      <text:p text:style-name="P1517"><text:span text:style-name="T1518"><text:s text:c="4"/></text:span><text:span text:style-name="T1519">// ... ostatné dáta</text:span></text:p>
      <text:p text:style-name="P1520"/>
      <text:p text:style-name="P1521"><text:span text:style-name="T1522"><text:s text:c="4"/></text:span><text:span text:style-name="T1523">// Pripravte si dáta (ako ste to robili vo svojom kóde)</text:span></text:p>
      <text:p text:style-name="P1524"><text:span text:style-name="T1525"><text:s text:c="4"/></text:span><text:span text:style-name="T1526">$meno</text:span><text:span text:style-name="T1527"><text:s/>=<text:s/></text:span><text:span text:style-name="T1528">$chovatel</text:span><text:span text:style-name="T1529">-&gt;titul .<text:s/></text:span><text:span text:style-name="T1530">' '</text:span><text:span text:style-name="T1531"><text:s/>.<text:s/></text:span><text:span text:style-name="T1532">$chovatel</text:span><text:span text:style-name="T1533">-&gt;meno .<text:s/></text:span><text:span text:style-name="T1534">' '</text:span><text:span text:style-name="T1535"><text:s/>.<text:s/></text:span><text:span text:style-name="T1536">$chovatel</text:span><text:span text:style-name="T1537">-&gt;priezvisko;</text:span></text:p>
      <text:p text:style-name="P1538"><text:span text:style-name="T1539"><text:s text:c="4"/></text:span><text:span text:style-name="T1540">// ... atď.</text:span></text:p>
      <text:p text:style-name="P1541"/>
      <text:p text:style-name="P1542"><text:span text:style-name="T1543"><text:s text:c="4"/></text:span><text:span text:style-name="T1544">// === TCPDF LOGIKA ===</text:span></text:p>
      <text:p text:style-name="P1545"><text:span text:style-name="T1546"><text:s text:c="4"/></text:span><text:span text:style-name="T1547">// Namiesto "new TCPDF(...)" použite fasádu:</text:span></text:p>
      <text:p text:style-name="P1548"><text:span text:style-name="T1549"><text:s text:c="4"/></text:span><text:span text:style-name="T1550">$pdf</text:span><text:span text:style-name="T1551"><text:s/>= PDF::get_instance();<text:s/></text:span></text:p>
      <text:p text:style-name="P1552"><text:s text:c="4"/></text:p>
      <text:p text:style-name="P1553"><text:span text:style-name="T1554"><text:s text:c="4"/></text:span><text:span text:style-name="T1555">// Nastavenia (rovnaké ako vo vašom kóde)</text:span></text:p>
      <text:p text:style-name="P1556"><text:span text:style-name="T1557"><text:s text:c="4"/></text:span><text:span text:style-name="T1558">$pdf</text:span><text:span text:style-name="T1559">-&gt;setCreator(PDF_CREATOR);</text:span></text:p>
      <text:p text:style-name="P1560"><text:span text:style-name="T1561"><text:s text:c="4"/></text:span><text:span text:style-name="T1562">// ...</text:span></text:p>
      <text:p text:style-name="P1563"><text:span text:style-name="T1564"><text:s text:c="4"/></text:span><text:span text:style-name="T1565">$pdf</text:span><text:span text:style-name="T1566">-&gt;AddPage();</text:span></text:p>
      <text:p text:style-name="P1567"><text:span text:style-name="T1568"><text:s text:c="4"/></text:span><text:span text:style-name="T1569">$pdf</text:span><text:span text:style-name="T1570">-&gt;Write(</text:span><text:span text:style-name="T1571">0</text:span><text:span text:style-name="T1572">,<text:s/></text:span><text:span text:style-name="T1573">'Evidenčný lístok matky'</text:span><text:span text:style-name="T1574">,<text:s/></text:span><text:span text:style-name="T1575">''</text:span><text:span text:style-name="T1576">,<text:s/></text:span><text:span text:style-name="T1577">0</text:span><text:span text:style-name="T1578">,<text:s/></text:span><text:span text:style-name="T1579">'L'</text:span><text:span text:style-name="T1580">,<text:s/></text:span><text:span text:style-name="T1581">true</text:span><text:span text:style-name="T1582">,<text:s/></text:span><text:span text:style-name="T1583">0</text:span><text:span text:style-name="T1584">,<text:s/></text:span><text:span text:style-name="T1585">false</text:span><text:span text:style-name="T1586">,<text:s/></text:span><text:span text:style-name="T1587">false</text:span><text:span text:style-name="T1588">,<text:s/></text:span><text:span text:style-name="T1589">0</text:span><text:span text:style-name="T1590">);</text:span></text:p>
      <text:p text:style-name="P1591"/>
      <text:p text:style-name="P1592"><text:span text:style-name="T1593"><text:s text:c="4"/></text:span><text:span text:style-name="T1594">// Váš HTML kód tabuľky</text:span></text:p>
      <text:p text:style-name="P1595"><text:span text:style-name="T1596"><text:s text:c="4"/></text:span><text:span text:style-name="T1597">$tbl</text:span><text:span text:style-name="T1598"><text:s/>=<text:s/></text:span><text:span text:style-name="T1599">&lt;&lt;&lt;EOD</text:span></text:p>
      <text:p text:style-name="P1600"><text:s text:c="4"/>&lt;table border="1" cellspacing="0" cellpadding="0" style="width: 300px;float: left" &gt;</text:p>
      <text:p text:style-name="P1601"><text:s text:c="8"/>{{-- Vložte sem váš HTML kód tabuľky, len s premennými z Laravela --}}</text:p>
      <text:p text:style-name="P1602"><text:span text:style-name="T1603"><text:s text:c="8"/>&lt;tr&gt;&lt;td colspan="2"&gt;EVIDENČNÝ LÍSTOK MATKY&lt;br&gt;</text:span><text:span text:style-name="T1604">$meno</text:span><text:span text:style-name="T1605"><text:s/>&lt;br&gt;</text:span><text:span text:style-name="T1606">$adresa</text:span><text:span text:style-name="T1607">&lt;/td&gt;&lt;/tr&gt;</text:span></text:p>
      <text:p text:style-name="P1608"><text:span text:style-name="T1609"><text:s text:c="8"/>&lt;tr&gt;&lt;td colspan="2"&gt;</text:span><text:span text:style-name="T1610">$matka</text:span><text:span text:style-name="T1611">-&gt;evidencne_cislo&lt;/td&gt;&lt;/tr&gt;</text:span></text:p>
      <text:p text:style-name="P1612"><text:s text:c="8"/>{{-- ... atď. --}}</text:p>
      <text:p text:style-name="P1613"><text:s text:c="4"/>&lt;/table&gt;</text:p>
      <text:p text:style-name="P1614"><text:span text:style-name="T1615"><text:s text:c="4"/>EOD</text:span><text:span text:style-name="T1616">;</text:span></text:p>
      <text:p text:style-name="P1617"/>
      <text:p text:style-name="P1618"><text:span text:style-name="T1619"><text:s text:c="4"/></text:span><text:span text:style-name="T1620">$pdf</text:span><text:span text:style-name="T1621">-&gt;writeHTMLCell(</text:span><text:span text:style-name="T1622">0</text:span><text:span text:style-name="T1623">,<text:s/></text:span><text:span text:style-name="T1624">0</text:span><text:span text:style-name="T1625">,<text:s/></text:span><text:span text:style-name="T1626">10</text:span><text:span text:style-name="T1627">,<text:s/></text:span><text:span text:style-name="T1628">36</text:span><text:span text:style-name="T1629">,<text:s/></text:span><text:span text:style-name="T1630">$tbl</text:span><text:span text:style-name="T1631">);</text:span></text:p>
      <text:p text:style-name="P1632"/>
      <text:p text:style-name="P1633"><text:span text:style-name="T1634"><text:s text:c="4"/></text:span><text:span text:style-name="T1635">// Výstup (namiesto $pdf-&gt;Output použite metódy fasády)</text:span></text:p>
      <text:p text:style-name="P1636"><text:span text:style-name="T1637"><text:s text:c="4"/></text:span><text:span text:style-name="T1638">return</text:span><text:span text:style-name="T1639"><text:s/>response(</text:span><text:span text:style-name="T1640">$pdf</text:span><text:span text:style-name="T1641">-&gt;output(</text:span><text:span text:style-name="T1642">'evidencny_listok.pdf'</text:span><text:span text:style-name="T1643">,<text:s/></text:span><text:span text:style-name="T1644">'I'</text:span><text:span text:style-name="T1645">))</text:span></text:p>
      <text:p text:style-name="P1646"><text:span text:style-name="T1647"><text:s text:c="12"/>-&gt;header(</text:span><text:span text:style-name="T1648">'Content-Type'</text:span><text:span text:style-name="T1649">,<text:s/></text:span><text:span text:style-name="T1650">'application/pdf'</text:span><text:span text:style-name="T1651">);</text:span></text:p>
      <text:p text:style-name="P1652"/>
      <text:p text:style-name="P1653">}</text:p>
      <text:p text:style-name="P1654"><text:span text:style-name="T1655">Poznámka:</text:span><text:span text:style-name="T1656"><text:s/>Pre prácu s obrázkami (logo, podpis) v TCPDF (ako je vaša<text:s/></text:span><text:span text:style-name="T1657">img src="data:image/png;base64,...</text:span><text:span text:style-name="T1658">) musíte zabezpečiť, že base64 dáta sú správne kódované a že TCPDF ich dokáže spracovať.</text:span></text:p>
      <text:soft-page-break/>
      <text:p text:style-name="P1659">Vaša požiadavka je o niečo zložitejšia ako generovanie jednoduchého lístka, pretože rodokmeň si vyžaduje:</text:p>
      <text:list text:style-name="LFO6" text:continue-numbering="true">
        <text:list-item>
          <text:p text:style-name="P1660"><text:span text:style-name="T1661">Rekurzívne získavanie dát</text:span><text:span text:style-name="T1662"><text:s/>(predkov) z databázy.</text:span></text:p>
        </text:list-item>
        <text:list-item>
          <text:p text:style-name="P1663"><text:span text:style-name="T1664">Presnú, komplexnú HTML štruktúru</text:span><text:span text:style-name="T1665"><text:s/>s pevnými šírkami, farbami a hlavičkami (ako je vidieť vo vašom kóde<text:s/></text:span><text:span text:style-name="T1666">rodokmen.php</text:span><text:span text:style-name="T1667">).</text:span></text:p>
        </text:list-item>
        <text:list-item>
          <text:p text:style-name="P1668"><text:span text:style-name="T1669">Široké (Landscape)</text:span><text:span text:style-name="T1670"><text:s/>usporiadanie stránky, aby sa zmestilo 5 generácií.</text:span></text:p>
        </text:list-item>
      </text:list>
      <text:p text:style-name="P1671"><text:span text:style-name="T1672">Pre prechod na Laravel a Filament opäť odporúčam použiť balík na generovanie PDF z HTML. Aj v tomto prípade je najvhodnejší<text:s/></text:span><text:span text:style-name="T1673">Laravel-Dompdf</text:span><text:span text:style-name="T1674">, pretože práca s komplexnými HTML tabuľkami je v Blade šablónach prehľadnejšia ako v čistom TCPDF kóde.</text:span></text:p>
      <text:h text:style-name="P1675" text:outline-level="2">1. Dátová logika (Refactoring v Laraveli - Eloquent)</text:h>
      <text:p text:style-name="P1676"><text:span text:style-name="T1677">Najväčšou zmenou je nahradenie vašej funkcie<text:s/></text:span><text:span text:style-name="T1678">najdi_rodicov</text:span><text:span text:style-name="T1679"><text:s/>a cyklu rekurzívnym volaním na Eloquent modeloch.</text:span></text:p>
      <text:h text:style-name="P1680" text:outline-level="3">A. Príprava Modelu</text:h>
      <text:p text:style-name="P1681"><text:span text:style-name="T1682">Predpokladáme, že máte modely<text:s/></text:span><text:span text:style-name="T1683">Matka</text:span><text:span text:style-name="T1684"><text:s/>a<text:s/></text:span><text:span text:style-name="T1685">PlemennaMatka</text:span><text:span text:style-name="T1686">, ktoré obsahujú ID rodičov (</text:span><text:span text:style-name="T1687">mama_matky</text:span><text:span text:style-name="T1688">,<text:s/></text:span><text:span text:style-name="T1689">otec_matky</text:span><text:span text:style-name="T1690">). Musíte na nich definovať self-referenčné vzťahy a metódu na získanie celého rodokmeňa.</text:span></text:p>
      <text:p text:style-name="P1691"><text:span text:style-name="T1692">PHP</text:span></text:p>
      <text:p text:style-name="P1693"><text:span text:style-name="T1694">// app/Models/Matka.php (alebo PlemennaMatka.php)</text:span></text:p>
      <text:p text:style-name="P1695"/>
      <text:p text:style-name="P1696"><text:span text:style-name="T1697">class</text:span><text:span text:style-name="T1698"><text:s/>Matka<text:s/></text:span><text:span text:style-name="T1699">extends</text:span><text:span text:style-name="T1700"><text:s/>Model</text:span></text:p>
      <text:p text:style-name="P1701">{</text:p>
      <text:p text:style-name="P1702"><text:span text:style-name="T1703"><text:s text:c="4"/></text:span><text:span text:style-name="T1704">// Ak používate UUID/ULID, použite príslušný trait</text:span></text:p>
      <text:p text:style-name="P1705"><text:span text:style-name="T1706"><text:s text:c="4"/></text:span><text:span text:style-name="T1707">// use HasUlids;<text:s/></text:span></text:p>
      <text:p text:style-name="P1708"><text:s text:c="4"/></text:p>
      <text:p text:style-name="P1709"><text:span text:style-name="T1710"><text:s text:c="4"/></text:span><text:span text:style-name="T1711">// Vzťahy na rodičov</text:span></text:p>
      <text:p text:style-name="P1712"><text:span text:style-name="T1713"><text:s text:c="4"/></text:span><text:span text:style-name="T1714">public</text:span><text:span text:style-name="T1715"><text:s/></text:span><text:span text:style-name="T1716">function</text:span><text:span text:style-name="T1717"><text:s/></text:span><text:span text:style-name="T1718">mama</text:span><text:span text:style-name="T1719">()</text:span></text:p>
      <text:p text:style-name="P1720"><text:s text:c="4"/>{</text:p>
      <text:p text:style-name="P1721"><text:span text:style-name="T1722"><text:s text:c="8"/></text:span><text:span text:style-name="T1723">// Vzťah na matku, kde kľúč je evidencne_cislo</text:span></text:p>
      <text:p text:style-name="P1724"><text:span text:style-name="T1725"><text:s text:c="8"/></text:span><text:span text:style-name="T1726">return</text:span><text:span text:style-name="T1727"><text:s/></text:span><text:span text:style-name="T1728">$this</text:span><text:span text:style-name="T1729">-&gt;belongsTo(Matka::class,<text:s/></text:span><text:span text:style-name="T1730">'mama_matky'</text:span><text:span text:style-name="T1731">,<text:s/></text:span><text:span text:style-name="T1732">'evidencne_cislo'</text:span><text:span text:style-name="T1733">);</text:span></text:p>
      <text:p text:style-name="P1734"><text:s text:c="4"/>}</text:p>
      <text:p text:style-name="P1735"/>
      <text:p text:style-name="P1736"><text:span text:style-name="T1737"><text:s text:c="4"/></text:span><text:span text:style-name="T1738">public</text:span><text:span text:style-name="T1739"><text:s/></text:span><text:span text:style-name="T1740">function</text:span><text:span text:style-name="T1741"><text:s/></text:span><text:span text:style-name="T1742">otec</text:span><text:span text:style-name="T1743">()</text:span></text:p>
      <text:p text:style-name="P1744"><text:s text:c="4"/>{</text:p>
      <text:p text:style-name="P1745"><text:span text:style-name="T1746"><text:s text:c="8"/></text:span><text:span text:style-name="T1747">// Vzťah na otca</text:span></text:p>
      <text:p text:style-name="P1748"><text:span text:style-name="T1749"><text:s text:c="8"/></text:span><text:span text:style-name="T1750">return</text:span><text:span text:style-name="T1751"><text:s/></text:span><text:span text:style-name="T1752">$this</text:span><text:span text:style-name="T1753">-&gt;belongsTo(Matka::class,<text:s/></text:span><text:span text:style-name="T1754">'otec_matky'</text:span><text:span text:style-name="T1755">,<text:s/></text:span><text:span text:style-name="T1756">'evidencne_cislo'</text:span><text:span text:style-name="T1757">);</text:span></text:p>
      <text:p text:style-name="P1758"><text:s text:c="4"/>}</text:p>
      <text:p text:style-name="P1759"/>
      <text:p text:style-name="P1760"><text:span text:style-name="T1761"><text:s text:c="4"/></text:span><text:span text:style-name="T1762">/**</text:span></text:p>
      <text:p text:style-name="P1763"><text:s text:c="5"/>* Rekurzívne získa všetkých predkov do X generácií.</text:p>
      <text:p text:style-name="P1764"><text:s text:c="5"/>* Nahradí vašu funkciu najdi_rodicov a cyklus.</text:p>
      <text:p text:style-name="P1765"><text:span text:style-name="T1766"><text:s text:c="5"/>*/</text:span></text:p>
      <text:p text:style-name="P1767"><text:span text:style-name="T1768"><text:s text:c="4"/></text:span><text:span text:style-name="T1769">public</text:span><text:span text:style-name="T1770"><text:s/></text:span><text:span text:style-name="T1771">function</text:span><text:span text:style-name="T1772"><text:s/></text:span><text:span text:style-name="T1773">getAncestors</text:span><text:span text:style-name="T1774">(</text:span><text:span text:style-name="T1775">int</text:span><text:span text:style-name="T1776"><text:s/></text:span><text:span text:style-name="T1777">$generations</text:span><text:span text:style-name="T1778"><text:s/>=<text:s/></text:span><text:span text:style-name="T1779">4</text:span><text:span text:style-name="T1780">):<text:s/></text:span><text:span text:style-name="T1781">array</text:span></text:p>
      <text:p text:style-name="P1782"><text:s text:c="4"/>{</text:p>
      <text:p text:style-name="P1783"><text:span text:style-name="T1784"><text:s text:c="8"/></text:span><text:span text:style-name="T1785">$ancestors</text:span><text:span text:style-name="T1786"><text:s/>= [];</text:span></text:p>
      <text:p text:style-name="P1787"><text:span text:style-name="T1788"><text:s text:c="8"/></text:span><text:span text:style-name="T1789">// Začneme od aktuálnej matky</text:span></text:p>
      <text:p text:style-name="P1790"><text:span text:style-name="T1791"><text:s text:c="8"/></text:span><text:span text:style-name="T1792">$queue</text:span><text:span text:style-name="T1793"><text:s/>= [[</text:span><text:span text:style-name="T1794">$this</text:span><text:span text:style-name="T1795">,<text:s/></text:span><text:span text:style-name="T1796">0</text:span><text:span text:style-name="T1797">]];<text:s/></text:span></text:p>
      <text:p text:style-name="P1798"><text:span text:style-name="T1799"><text:s text:c="8"/></text:span><text:span text:style-name="T1800">$max_ancestors</text:span><text:span text:style-name="T1801"><text:s/>= pow(</text:span><text:span text:style-name="T1802">2</text:span><text:span text:style-name="T1803">,<text:s/></text:span><text:span text:style-name="T1804">$generations</text:span><text:span text:style-name="T1805">) -<text:s/></text:span><text:span text:style-name="T1806">1</text:span><text:span text:style-name="T1807">;<text:s/></text:span></text:p>
      <text:p text:style-name="P1808"/>
      <text:p text:style-name="P1809"><text:span text:style-name="T1810"><text:s text:c="8"/></text:span><text:span text:style-name="T1811">for</text:span><text:span text:style-name="T1812"><text:s/>(</text:span><text:span text:style-name="T1813">$g</text:span><text:span text:style-name="T1814"><text:s/>=<text:s/></text:span><text:span text:style-name="T1815">1</text:span><text:span text:style-name="T1816">;<text:s/></text:span><text:span text:style-name="T1817">$g</text:span><text:span text:style-name="T1818"><text:s/>&lt;=<text:s/></text:span><text:span text:style-name="T1819">$generations</text:span><text:span text:style-name="T1820">;<text:s/></text:span><text:span text:style-name="T1821">$g</text:span><text:span text:style-name="T1822">++) {</text:span></text:p>
      <text:p text:style-name="P1823"><text:span text:style-name="T1824"><text:s text:c="12"/></text:span><text:span text:style-name="T1825">$parents_in_generation</text:span><text:span text:style-name="T1826"><text:s/>= [];</text:span></text:p>
      <text:p text:style-name="P1827"><text:span text:style-name="T1828"><text:s text:c="12"/></text:span><text:span text:style-name="T1829">$next_queue</text:span><text:span text:style-name="T1830"><text:s/>= [];</text:span></text:p>
      <text:p text:style-name="P1831"><text:s text:c="12"/></text:p>
      <text:soft-page-break/>
      <text:p text:style-name="P1832"><text:span text:style-name="T1833"><text:s text:c="12"/></text:span><text:span text:style-name="T1834">// Spracovanie predchádzajúcej generácie</text:span></text:p>
      <text:p text:style-name="P1835"><text:span text:style-name="T1836"><text:s text:c="12"/></text:span><text:span text:style-name="T1837">foreach</text:span><text:span text:style-name="T1838"><text:s/>(</text:span><text:span text:style-name="T1839">$queue</text:span><text:span text:style-name="T1840"><text:s/></text:span><text:span text:style-name="T1841">as</text:span><text:span text:style-name="T1842"><text:s/>[</text:span><text:span text:style-name="T1843">$ancestor</text:span><text:span text:style-name="T1844">,<text:s/></text:span><text:span text:style-name="T1845">$index</text:span><text:span text:style-name="T1846">]) {</text:span></text:p>
      <text:p text:style-name="P1847"><text:span text:style-name="T1848"><text:s text:c="16"/></text:span><text:span text:style-name="T1849">if</text:span><text:span text:style-name="T1850"><text:s/>(</text:span><text:span text:style-name="T1851">$ancestor</text:span><text:span text:style-name="T1852">) {</text:span></text:p>
      <text:p text:style-name="P1853"><text:span text:style-name="T1854"><text:s text:c="20"/></text:span><text:span text:style-name="T1855">// Mama (párny index)</text:span></text:p>
      <text:p text:style-name="P1856"><text:span text:style-name="T1857"><text:s text:c="20"/></text:span><text:span text:style-name="T1858">$mama</text:span><text:span text:style-name="T1859"><text:s/>=<text:s/></text:span><text:span text:style-name="T1860">$ancestor</text:span><text:span text:style-name="T1861">-&gt;mama()-&gt;first();</text:span></text:p>
      <text:p text:style-name="P1862"><text:span text:style-name="T1863"><text:s text:c="20"/></text:span><text:span text:style-name="T1864">$parents_in_generation</text:span><text:span text:style-name="T1865">[] =<text:s/></text:span><text:span text:style-name="T1866">$mama</text:span><text:span text:style-name="T1867"><text:s/>?<text:s/></text:span><text:span text:style-name="T1868">$mama</text:span><text:span text:style-name="T1869">-&gt;evidencne_cislo :<text:s/></text:span><text:span text:style-name="T1870">''</text:span><text:span text:style-name="T1871">;</text:span></text:p>
      <text:p text:style-name="P1872"><text:span text:style-name="T1873"><text:s text:c="20"/></text:span><text:span text:style-name="T1874">$next_queue</text:span><text:span text:style-name="T1875">[] = [</text:span><text:span text:style-name="T1876">$mama</text:span><text:span text:style-name="T1877">,<text:s/></text:span><text:span text:style-name="T1878">$index</text:span><text:span text:style-name="T1879"><text:s/>*<text:s/></text:span><text:span text:style-name="T1880">2</text:span><text:span text:style-name="T1881">];</text:span></text:p>
      <text:p text:style-name="P1882"/>
      <text:p text:style-name="P1883"><text:span text:style-name="T1884"><text:s text:c="20"/></text:span><text:span text:style-name="T1885">// Otec (nepárny index)</text:span></text:p>
      <text:p text:style-name="P1886"><text:span text:style-name="T1887"><text:s text:c="20"/></text:span><text:span text:style-name="T1888">$otec</text:span><text:span text:style-name="T1889"><text:s/>=<text:s/></text:span><text:span text:style-name="T1890">$ancestor</text:span><text:span text:style-name="T1891">-&gt;otec()-&gt;first();</text:span></text:p>
      <text:p text:style-name="P1892"><text:span text:style-name="T1893"><text:s text:c="20"/></text:span><text:span text:style-name="T1894">$parents_in_generation</text:span><text:span text:style-name="T1895">[] =<text:s/></text:span><text:span text:style-name="T1896">$otec</text:span><text:span text:style-name="T1897"><text:s/>?<text:s/></text:span><text:span text:style-name="T1898">$otec</text:span><text:span text:style-name="T1899">-&gt;evidencne_cislo :<text:s/></text:span><text:span text:style-name="T1900">''</text:span><text:span text:style-name="T1901">;</text:span></text:p>
      <text:p text:style-name="P1902"><text:span text:style-name="T1903"><text:s text:c="20"/></text:span><text:span text:style-name="T1904">$next_queue</text:span><text:span text:style-name="T1905">[] = [</text:span><text:span text:style-name="T1906">$otec</text:span><text:span text:style-name="T1907">,<text:s/></text:span><text:span text:style-name="T1908">$index</text:span><text:span text:style-name="T1909"><text:s/>*<text:s/></text:span><text:span text:style-name="T1910">2</text:span><text:span text:style-name="T1911"><text:s/>+<text:s/></text:span><text:span text:style-name="T1912">1</text:span><text:span text:style-name="T1913">];</text:span></text:p>
      <text:p text:style-name="P1914"><text:span text:style-name="T1915"><text:s text:c="16"/>}<text:s/></text:span><text:span text:style-name="T1916">else</text:span><text:span text:style-name="T1917"><text:s/>{</text:span></text:p>
      <text:p text:style-name="P1918"><text:span text:style-name="T1919"><text:s text:c="20"/></text:span><text:span text:style-name="T1920">// Ak už neexistuje predok, pridáme prázdne miesta pre jeho 2 rodičov</text:span></text:p>
      <text:p text:style-name="P1921"><text:span text:style-name="T1922"><text:s text:c="20"/></text:span><text:span text:style-name="T1923">$parents_in_generation</text:span><text:span text:style-name="T1924">[] =<text:s/></text:span><text:span text:style-name="T1925">''</text:span><text:span text:style-name="T1926">;</text:span></text:p>
      <text:p text:style-name="P1927"><text:span text:style-name="T1928"><text:s text:c="20"/></text:span><text:span text:style-name="T1929">$parents_in_generation</text:span><text:span text:style-name="T1930">[] =<text:s/></text:span><text:span text:style-name="T1931">''</text:span><text:span text:style-name="T1932">;</text:span></text:p>
      <text:p text:style-name="P1933"><text:span text:style-name="T1934"><text:s text:c="20"/></text:span><text:span text:style-name="T1935">$next_queue</text:span><text:span text:style-name="T1936">[] = [</text:span><text:span text:style-name="T1937">null</text:span><text:span text:style-name="T1938">,<text:s/></text:span><text:span text:style-name="T1939">$index</text:span><text:span text:style-name="T1940"><text:s/>*<text:s/></text:span><text:span text:style-name="T1941">2</text:span><text:span text:style-name="T1942">];</text:span></text:p>
      <text:p text:style-name="P1943"><text:span text:style-name="T1944"><text:s text:c="20"/></text:span><text:span text:style-name="T1945">$next_queue</text:span><text:span text:style-name="T1946">[] = [</text:span><text:span text:style-name="T1947">null</text:span><text:span text:style-name="T1948">,<text:s/></text:span><text:span text:style-name="T1949">$index</text:span><text:span text:style-name="T1950"><text:s/>*<text:s/></text:span><text:span text:style-name="T1951">2</text:span><text:span text:style-name="T1952"><text:s/>+<text:s/></text:span><text:span text:style-name="T1953">1</text:span><text:span text:style-name="T1954">];</text:span></text:p>
      <text:p text:style-name="P1955"><text:s text:c="16"/>}</text:p>
      <text:p text:style-name="P1956"><text:s text:c="12"/>}</text:p>
      <text:p text:style-name="P1957"><text:s text:c="12"/></text:p>
      <text:p text:style-name="P1958"><text:span text:style-name="T1959"><text:s text:c="12"/></text:span><text:span text:style-name="T1960">if</text:span><text:span text:style-name="T1961"><text:s/>(!</text:span><text:span text:style-name="T1962">empty</text:span><text:span text:style-name="T1963">(</text:span><text:span text:style-name="T1964">$parents_in_generation</text:span><text:span text:style-name="T1965">)) {</text:span></text:p>
      <text:p text:style-name="P1966"><text:span text:style-name="T1967"><text:s text:c="16"/></text:span><text:span text:style-name="T1968">$ancestors</text:span><text:span text:style-name="T1969">[</text:span><text:span text:style-name="T1970">$g</text:span><text:span text:style-name="T1971">] =<text:s/></text:span><text:span text:style-name="T1972">$parents_in_generation</text:span><text:span text:style-name="T1973">;</text:span></text:p>
      <text:p text:style-name="P1974"><text:s text:c="12"/>}</text:p>
      <text:p text:style-name="P1975"><text:span text:style-name="T1976"><text:s text:c="12"/></text:span><text:span text:style-name="T1977">$queue</text:span><text:span text:style-name="T1978"><text:s/>=<text:s/></text:span><text:span text:style-name="T1979">$next_queue</text:span><text:span text:style-name="T1980">;</text:span></text:p>
      <text:p text:style-name="P1981"><text:s text:c="8"/>}</text:p>
      <text:p text:style-name="P1982"/>
      <text:p text:style-name="P1983"><text:span text:style-name="T1984"><text:s text:c="8"/></text:span><text:span text:style-name="T1985">return</text:span><text:span text:style-name="T1986"><text:s/></text:span><text:span text:style-name="T1987">$ancestors</text:span><text:span text:style-name="T1988">;</text:span></text:p>
      <text:p text:style-name="P1989"><text:s text:c="4"/>}</text:p>
      <text:p text:style-name="P1990">}</text:p>
      <text:h text:style-name="P1991" text:outline-level="2">2. Kontrolér / Akcia Filamentu</text:h>
      <text:p text:style-name="P1992">Tento kód by ste použili v Controlleri alebo vo vlastnej Akcii Filamentu:</text:p>
      <text:p text:style-name="P1993"><text:span text:style-name="T1994">PHP</text:span></text:p>
      <text:p text:style-name="P1995"><text:span text:style-name="T1996">use</text:span><text:span text:style-name="T1997"><text:s/></text:span><text:span text:style-name="T1998">App</text:span><text:span text:style-name="T1999">\</text:span><text:span text:style-name="T2000">Models</text:span><text:span text:style-name="T2001">\</text:span><text:span text:style-name="T2002">Matka</text:span><text:span text:style-name="T2003">;</text:span></text:p>
      <text:p text:style-name="P2004"><text:span text:style-name="T2005">use</text:span><text:span text:style-name="T2006"><text:s/></text:span><text:span text:style-name="T2007">PDF</text:span><text:span text:style-name="T2008">;<text:s/></text:span><text:span text:style-name="T2009">// Alias pre balík Dompdf (barryvdh/laravel-dompdf)</text:span></text:p>
      <text:p text:style-name="P2010"/>
      <text:p text:style-name="P2011"><text:span text:style-name="T2012">// Funkcia na generovanie PDF rodokmeňa</text:span></text:p>
      <text:p text:style-name="P2013"><text:span text:style-name="T2014">public</text:span><text:span text:style-name="T2015"><text:s/></text:span><text:span text:style-name="T2016">function</text:span><text:span text:style-name="T2017"><text:s/></text:span><text:span text:style-name="T2018">generateRodokmenPdf</text:span><text:span text:style-name="T2019">(</text:span><text:span text:style-name="T2020">string</text:span><text:span text:style-name="T2021"><text:s/></text:span><text:span text:style-name="T2022">$evidencne_cislo</text:span><text:span text:style-name="T2023">)</text:span></text:p>
      <text:p text:style-name="P2024">{</text:p>
      <text:p text:style-name="P2025"><text:span text:style-name="T2026"><text:s text:c="4"/></text:span><text:span text:style-name="T2027">// 1. Získanie matky</text:span></text:p>
      <text:p text:style-name="P2028"><text:span text:style-name="T2029"><text:s text:c="4"/></text:span><text:span text:style-name="T2030">$matka</text:span><text:span text:style-name="T2031"><text:s/>= Matka::where(</text:span><text:span text:style-name="T2032">'evidencne_cislo'</text:span><text:span text:style-name="T2033">,<text:s/></text:span><text:span text:style-name="T2034">$evidencne_cislo</text:span><text:span text:style-name="T2035">)-&gt;firstOrFail();</text:span></text:p>
      <text:p text:style-name="P2036"/>
      <text:p text:style-name="P2037"><text:span text:style-name="T2038"><text:s text:c="4"/></text:span><text:span text:style-name="T2039">// 2. Získanie všetkých predkov (nahrádza váš PHP cyklus)</text:span></text:p>
      <text:p text:style-name="P2040"><text:span text:style-name="T2041"><text:s text:c="4"/></text:span><text:span text:style-name="T2042">// Výsledkom bude pole, kde index je generácia, a hodnoty sú ID predkov</text:span></text:p>
      <text:p text:style-name="P2043"><text:span text:style-name="T2044"><text:s text:c="4"/></text:span><text:span text:style-name="T2045">$ancestors</text:span><text:span text:style-name="T2046"><text:s/>=<text:s/></text:span><text:span text:style-name="T2047">$matka</text:span><text:span text:style-name="T2048">-&gt;getAncestors(</text:span><text:span text:style-name="T2049">4</text:span><text:span text:style-name="T2050">);<text:s/></text:span></text:p>
      <text:p text:style-name="P2051"><text:span text:style-name="T2052"><text:s text:c="4"/></text:span><text:span text:style-name="T2053">// ancestors[1] = [mama, otec]</text:span></text:p>
      <text:p text:style-name="P2054"><text:span text:style-name="T2055"><text:s text:c="4"/></text:span><text:span text:style-name="T2056">// ancestors[2] = [mama_mamy, otec_mamy, mama_otca, otec_otca]</text:span></text:p>
      <text:p text:style-name="P2057"><text:span text:style-name="T2058"><text:s text:c="4"/></text:span><text:span text:style-name="T2059">// atď.</text:span></text:p>
      <text:p text:style-name="P2060"/>
      <text:p text:style-name="P2061"><text:span text:style-name="T2062"><text:s text:c="4"/></text:span><text:span text:style-name="T2063">// 3. Príprava dát pre šablónu</text:span></text:p>
      <text:p text:style-name="P2064"><text:span text:style-name="T2065"><text:s text:c="4"/></text:span><text:span text:style-name="T2066">$data</text:span><text:span text:style-name="T2067"><text:s/>= [</text:span></text:p>
      <text:p text:style-name="P2068"><text:span text:style-name="T2069"><text:s text:c="8"/></text:span><text:span text:style-name="T2070">'evidencne_cislo'</text:span><text:span text:style-name="T2071"><text:s/>=&gt;<text:s/></text:span><text:span text:style-name="T2072">$matka</text:span><text:span text:style-name="T2073">-&gt;evidencne_cislo,</text:span></text:p>
      <text:p text:style-name="P2074"><text:span text:style-name="T2075"><text:s text:c="8"/></text:span><text:span text:style-name="T2076">'ancestors'</text:span><text:span text:style-name="T2077"><text:s/>=&gt;<text:s/></text:span><text:span text:style-name="T2078">$ancestors</text:span><text:span text:style-name="T2079">,</text:span></text:p>
      <text:p text:style-name="P2080"><text:s text:c="4"/>];</text:p>
      <text:p text:style-name="P2081"/>
      <text:soft-page-break/>
      <text:p text:style-name="P2082"><text:span text:style-name="T2083"><text:s text:c="4"/></text:span><text:span text:style-name="T2084">// 4. Generovanie PDF s nastavením A4 na šírku (Landscape)</text:span></text:p>
      <text:p text:style-name="P2085"><text:span text:style-name="T2086"><text:s text:c="4"/></text:span><text:span text:style-name="T2087">$pdf</text:span><text:span text:style-name="T2088"><text:s/>= PDF::loadView(</text:span><text:span text:style-name="T2089">'pdfs.rodokmen'</text:span><text:span text:style-name="T2090">,<text:s/></text:span><text:span text:style-name="T2091">$data</text:span><text:span text:style-name="T2092">)</text:span></text:p>
      <text:p text:style-name="P2093"><text:span text:style-name="T2094"><text:s text:c="8"/>-&gt;setPaper(</text:span><text:span text:style-name="T2095">'a4'</text:span><text:span text:style-name="T2096">,<text:s/></text:span><text:span text:style-name="T2097">'landscape'</text:span><text:span text:style-name="T2098">);<text:s/></text:span><text:span text:style-name="T2099">// &lt;- Kľúčové pre široký formát</text:span></text:p>
      <text:p text:style-name="P2100"/>
      <text:p text:style-name="P2101"><text:span text:style-name="T2102"><text:s text:c="4"/></text:span><text:span text:style-name="T2103">// 5. Zobrazenie PDF v prehliadači ('I' ako vo vašom pôvodnom kóde)</text:span></text:p>
      <text:p text:style-name="P2104"><text:span text:style-name="T2105"><text:s text:c="4"/></text:span><text:span text:style-name="T2106">return</text:span><text:span text:style-name="T2107"><text:s/></text:span><text:span text:style-name="T2108">$pdf</text:span><text:span text:style-name="T2109">-&gt;stream(</text:span><text:span text:style-name="T2110">'rodokmen_'</text:span><text:span text:style-name="T2111"><text:s/>.<text:s/></text:span><text:span text:style-name="T2112">$matka</text:span><text:span text:style-name="T2113">-&gt;evidencne_cislo .<text:s/></text:span><text:span text:style-name="T2114">'.pdf'</text:span><text:span text:style-name="T2115">);</text:span></text:p>
      <text:p text:style-name="P2116">}</text:p>
      <text:h text:style-name="P2117" text:outline-level="2">3. Blade Šablóna (Pohľad)</text:h>
      <text:p text:style-name="P2118"><text:span text:style-name="T2119">Teraz prenesiete vašu veľkú HTML tabuľku z PHP kódu do Blade šablóny (</text:span><text:span text:style-name="T2120">resources/views/pdfs/rodokmen.blade.php</text:span><text:span text:style-name="T2121">), pričom namiesto premenných<text:s/></text:span><text:span text:style-name="T2122">$gen11</text:span><text:span text:style-name="T2123">,<text:s/></text:span><text:span text:style-name="T2124">$gen22</text:span><text:span text:style-name="T2125"><text:s/>atď. použijete dáta z poľa<text:s/></text:span><text:span text:style-name="T2126">$ancestors</text:span><text:span text:style-name="T2127">.</text:span></text:p>
      <text:h text:style-name="P2128" text:outline-level="3"><text:span text:style-name="T2129">Časť šablóny<text:s/></text:span><text:span text:style-name="T2130">rodokmen.blade.php</text:span><text:span text:style-name="T2131">:</text:span></text:h>
      <text:p text:style-name="P2132"><text:span text:style-name="T2133">Blade</text:span></text:p>
      <text:p text:style-name="P2134">&lt;!DOCTYPE html&gt;</text:p>
      <text:p text:style-name="P2135">&lt;html&gt;</text:p>
      <text:p text:style-name="P2136">&lt;head&gt;</text:p>
      <text:p text:style-name="P2137"><text:s text:c="4"/>&lt;meta http-equiv="Content-Type" content="text/html; charset=utf-8"/&gt;</text:p>
      <text:p text:style-name="P2138"><text:s text:c="4"/>&lt;title&gt;Rodokmeň&lt;/title&gt;</text:p>
      <text:p text:style-name="P2139"><text:s text:c="4"/>&lt;style&gt;</text:p>
      <text:p text:style-name="P2140"><text:s text:c="8"/>/* Použite jednoduché CSS pre Dompdf. Font DejaVu Sans podporuje slovenskú diakritiku */</text:p>
      <text:p text:style-name="P2141"><text:s text:c="8"/>body { font-family: DejaVu Sans, sans-serif; }</text:p>
      <text:p text:style-name="P2142"><text:s text:c="8"/>table { border-collapse: collapse; width: 100%; }</text:p>
      <text:p text:style-name="P2143"><text:s text:c="8"/>td { border: 1px solid black; text-align: center; padding: 5px; }</text:p>
      <text:p text:style-name="P2144"><text:s text:c="8"/></text:p>
      <text:p text:style-name="P2145"><text:s text:c="8"/>.gen-0 { background-color: #FFFF88; } /* Matka (Hlava) */</text:p>
      <text:p text:style-name="P2146"><text:s text:c="8"/>.mama { background-color: #ffdddd; } /* Od matky */</text:p>
      <text:p text:style-name="P2147"><text:s text:c="8"/>.otec { background-color: #bbffff; } /* Od otca */</text:p>
      <text:p text:style-name="P2148"><text:s text:c="4"/>&lt;/style&gt;</text:p>
      <text:p text:style-name="P2149">&lt;/head&gt;</text:p>
      <text:p text:style-name="P2150">&lt;body&gt;</text:p>
      <text:p text:style-name="P2151"/>
      <text:p text:style-name="P2152">&lt;table&gt;</text:p>
      <text:p text:style-name="P2153"><text:s text:c="4"/>{{-- GENERÁCIA 0 (Hlava rodokmeňa) --}}</text:p>
      <text:p text:style-name="P2154"><text:s text:c="4"/>&lt;tr&gt;</text:p>
      <text:p text:style-name="P2155"><text:s text:c="8"/>&lt;td colspan="{{ pow(2, 4) }}" class="gen-0"&gt;</text:p>
      <text:p text:style-name="P2156"><text:s text:c="12"/>&lt;h1&gt;{{ $evidencne_cislo }}&lt;/h1&gt;</text:p>
      <text:p text:style-name="P2157"><text:s text:c="8"/>&lt;/td&gt;</text:p>
      <text:p text:style-name="P2158"><text:s text:c="4"/>&lt;/tr&gt;</text:p>
      <text:p text:style-name="P2159"/>
      <text:p text:style-name="P2160"><text:s text:c="4"/>{{-- GENERÁCIA 1 (Mama, Otec) --}}</text:p>
      <text:p text:style-name="P2161"><text:s text:c="4"/>&lt;tr&gt;</text:p>
      <text:p text:style-name="P2162"><text:s text:c="8"/>&lt;td colspan="8" class="mama"&gt;&lt;h2&gt;{{ $ancestors[1][0] ?? '' }}&lt;/h2&gt;&lt;/td&gt; {{-- gen11 --}}</text:p>
      <text:p text:style-name="P2163"><text:s text:c="8"/>&lt;td colspan="8" class="otec"&gt;&lt;h2&gt;{{ $ancestors[1][1] ?? '' }}&lt;/h2&gt;&lt;/td&gt; {{-- gen12 --}}</text:p>
      <text:p text:style-name="P2164"><text:s text:c="4"/>&lt;/tr&gt;</text:p>
      <text:p text:style-name="P2165"/>
      <text:p text:style-name="P2166"><text:s text:c="4"/>{{-- GENERÁCIA 2 (Prarodičia) --}}</text:p>
      <text:p text:style-name="P2167"><text:s text:c="4"/>&lt;tr&gt;</text:p>
      <text:p text:style-name="P2168"><text:s text:c="8"/>@foreach ($ancestors[2] ?? [] as $index =&gt; $id)</text:p>
      <text:p text:style-name="P2169"><text:s text:c="12"/>&lt;td colspan="4" class="{{ $index % 2 == 0 ? 'mama' : 'otec' }}"&gt;</text:p>
      <text:p text:style-name="P2170"><text:s text:c="16"/>&lt;h3&gt;{{ $id }}&lt;/h3&gt;</text:p>
      <text:p text:style-name="P2171"><text:s text:c="12"/>&lt;/td&gt;</text:p>
      <text:p text:style-name="P2172"><text:s text:c="8"/>@endforeach</text:p>
      <text:p text:style-name="P2173"><text:s text:c="4"/>&lt;/tr&gt;</text:p>
      <text:p text:style-name="P2174"><text:s text:c="4"/></text:p>
      <text:p text:style-name="P2175"><text:s text:c="4"/>{{-- GENERÁCIA 3 --}}</text:p>
      <text:soft-page-break/>
      <text:p text:style-name="P2176"><text:s text:c="4"/>&lt;tr&gt;</text:p>
      <text:p text:style-name="P2177"><text:s text:c="8"/>@foreach ($ancestors[3] ?? [] as $index =&gt; $id)</text:p>
      <text:p text:style-name="P2178"><text:s text:c="12"/>&lt;td colspan="2" class="{{ $index % 2 == 0 ? 'mama' : 'otec' }}"&gt;</text:p>
      <text:p text:style-name="P2179"><text:s text:c="16"/>&lt;h4&gt;{{ $id }}&lt;/h4&gt;</text:p>
      <text:p text:style-name="P2180"><text:s text:c="12"/>&lt;/td&gt;</text:p>
      <text:p text:style-name="P2181"><text:s text:c="8"/>@endforeach</text:p>
      <text:p text:style-name="P2182"><text:s text:c="4"/>&lt;/tr&gt;</text:p>
      <text:p text:style-name="P2183"><text:s text:c="4"/></text:p>
      <text:p text:style-name="P2184"><text:s text:c="4"/>{{-- GENERÁCIA 4 --}}</text:p>
      <text:p text:style-name="P2185"><text:s text:c="4"/>&lt;tr&gt;</text:p>
      <text:p text:style-name="P2186"><text:s text:c="8"/>@foreach ($ancestors[4] ?? [] as $index =&gt; $id)</text:p>
      <text:p text:style-name="P2187"><text:s text:c="12"/>&lt;td colspan="1" class="{{ $index % 2 == 0 ? 'mama' : 'otec' }}"&gt;</text:p>
      <text:p text:style-name="P2188"><text:s text:c="16"/>&lt;h5&gt;{{ $id }}&lt;/h5&gt;</text:p>
      <text:p text:style-name="P2189"><text:s text:c="12"/>&lt;/td&gt;</text:p>
      <text:p text:style-name="P2190"><text:s text:c="8"/>@endforeach</text:p>
      <text:p text:style-name="P2191"><text:s text:c="4"/>&lt;/tr&gt;</text:p>
      <text:p text:style-name="P2192">&lt;/table&gt;</text:p>
      <text:p text:style-name="P2193"/>
      <text:p text:style-name="P2194">&lt;/body&gt;</text:p>
      <text:p text:style-name="P2195">&lt;/html&gt;</text:p>
      <text:p text:style-name="P2196"><text:span text:style-name="T2197">Tento prístup je<text:s/></text:span><text:span text:style-name="T2198">viac Laravel</text:span><text:span text:style-name="T2199">, pretože oddeľuje databázovú logiku (Model s<text:s/></text:span><text:span text:style-name="T2200">getAncestors</text:span><text:span text:style-name="T2201">) od prezentačnej logiky (Blade šablóna).</text:span></text:p>
      <text:p text:style-name="P2202"/>
      <text:p text:style-name="P2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2F5496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F5496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2F5496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2F5496"/>
    </style:style>
    <style:style style:name="Zvýraznenácitácia" style:display-name="Zvýraznená citácia" style:family="paragraph" style:parent-style-name="Normálny" style:next-style-name="Normá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2F5496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zef Uhrin</meta:initial-creator>
    <dc:creator>Jozef Uhrin</dc:creator>
    <meta:creation-date>2025-11-05T09:04:00Z</meta:creation-date>
    <dc:date>2025-11-05T10:14:00Z</dc:date>
    <meta:template xlink:href="Normal" xlink:type="simple"/>
    <meta:editing-cycles>2</meta:editing-cycles>
    <meta:editing-duration>PT4200S</meta:editing-duration>
    <meta:document-statistic meta:page-count="15" meta:paragraph-count="53" meta:word-count="4013" meta:character-count="26837" meta:row-count="190" meta:non-whitespace-character-count="22877"/>
  </office:meta>
</office:document-meta>
</file>